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7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8" style:family="table-cell" style:parent-style-name="Default" style:data-style-name="N3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" style:family="table-cell" style:parent-style-name="Normal_32_3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13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14" style:family="table-cell" style:parent-style-name="V_237_rgula_32_2" style:data-style-name="N35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/>
    </style:style>
    <style:style style:name="ce15" style:family="table-cell" style:parent-style-name="V_237_rgula_32_2" style:data-style-name="N35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16" style:family="table-cell" style:parent-style-name="V_237_rgula_32_2" style:data-style-name="N2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17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22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/>
    </style:style>
    <style:style style:name="ce27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7.858125cm"/>
    </style:style>
    <style:style style:name="co4" style:family="table-column">
      <style:table-column-properties fo:break-before="auto" style:column-width="10.4510416666667cm"/>
    </style:style>
    <style:style style:name="co5" style:family="table-column">
      <style:table-column-properties fo:break-before="auto" style:column-width="8.837083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53458333333333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6.15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58.1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3.15pt" style:use-optimal-row-height="false" fo:break-before="auto"/>
    </style:style>
    <style:style style:name="ro7" style:family="table-row">
      <style:table-row-properties style:row-height="22.1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lFol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16364" table:default-cell-style-name="ce1"/>
        <table:table-row table:style-name="ro1">
          <table:table-cell office:value-type="string" table:number-columns-spanned="20" table:number-rows-spanned="1" table:style-name="ce23">
            <text:p><text:span text:style-name="T1">TABELA I</text:span>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20" table:number-rows-spanned="1" table:style-name="ce25">
            <text:p><text:span text:style-name="T2">RESOLUÇÃO Nº 200, DE 10 DE JULHO DE 2019</text:span>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style-name="ce2">
            <text:p><text:span text:style-name="T3">Mês/Ano de Referencia:</text:span></text:p>
          </table:table-cell>
          <table:table-cell office:value-type="string" table:number-columns-spanned="19" table:number-rows-spanned="1" table:style-name="ce27">
            <text:p><text:span text:style-name="T3">Mai/2021</text:span></text:p>
          </table:table-cell>
          <table:covered-table-cell table:number-columns-repeated="18"/>
          <table:table-cell table:number-columns-repeated="16364"/>
        </table:table-row>
        <table:table-row table:style-name="ro3">
          <table:table-cell office:value-type="string" table:style-name="ce3">
            <text:p><text:span text:style-name="T4">Matrícula</text:span></text:p>
          </table:table-cell>
          <table:table-cell office:value-type="string" table:style-name="ce3">
            <text:p><text:span text:style-name="T4">Nome</text:span></text:p>
          </table:table-cell>
          <table:table-cell office:value-type="string" table:style-name="ce3">
            <text:p><text:span text:style-name="T4">Cargo / Função</text:span></text:p>
          </table:table-cell>
          <table:table-cell office:value-type="string" table:style-name="ce3">
            <text:p><text:span text:style-name="T4">Lotação</text:span></text:p>
          </table:table-cell>
          <table:table-cell office:value-type="string" table:style-name="ce3">
            <text:p><text:span text:style-name="T4">Grupo</text:span></text:p>
          </table:table-cell>
          <table:table-cell office:value-type="string" table:number-columns-spanned="9" table:number-rows-spanned="1" table:style-name="ce17">
            <text:p><text:span text:style-name="T4">Rendimentos</text:span></text:p>
          </table:table-cell>
          <table:covered-table-cell table:number-columns-repeated="8"/>
          <table:table-cell office:value-type="string" table:number-columns-spanned="5" table:number-rows-spanned="1" table:style-name="ce17">
            <text:p><text:span text:style-name="T4">Descontos</text:span></text:p>
          </table:table-cell>
          <table:covered-table-cell table:number-columns-repeated="4"/>
          <table:table-cell office:value-type="string" table:style-name="ce3">
            <text:p><text:span text:style-name="T4">Rendimento Líquido Total (14)</text:span></text:p>
          </table:table-cell>
          <table:table-cell table:number-columns-repeated="16364"/>
        </table:table-row>
        <table:table-row table:style-name="ro4">
          <table:table-cell table:number-columns-repeated="5" table:style-name="ce4"/>
          <table:table-cell office:value-type="string" table:number-columns-spanned="2" table:number-rows-spanned="1" table:style-name="ce17">
            <text:p><text:span text:style-name="T4">Remuneração Básica</text:span></text:p>
          </table:table-cell>
          <table:covered-table-cell/>
          <table:table-cell office:value-type="string" table:number-columns-spanned="4" table:number-rows-spanned="1" table:style-name="ce17">
            <text:p><text:span text:style-name="T4">Remuneração Eventual ou Temporária</text:span></text:p>
          </table:table-cell>
          <table:covered-table-cell table:number-columns-repeated="3"/>
          <table:table-cell office:value-type="string" table:style-name="ce3">
            <text:p><text:span text:style-name="T4">Outras Remunerações Temporárias(7)</text:span></text:p>
          </table:table-cell>
          <table:table-cell office:value-type="string" table:style-name="ce3">
            <text:p><text:span text:style-name="T4">Verbas Indenizatórias(8)</text:span></text:p>
          </table:table-cell>
          <table:table-cell office:value-type="string" table:style-name="ce3">
            <text:p><text:span text:style-name="T4">Total de Rendimentos Brutos(9)</text:span></text:p>
          </table:table-cell>
          <table:table-cell office:value-type="string" table:number-columns-spanned="3" table:number-rows-spanned="1" table:style-name="ce17">
            <text:p><text:span text:style-name="T4">Obrigatórios/Legais</text:span></text:p>
          </table:table-cell>
          <table:covered-table-cell table:number-columns-repeated="2"/>
          <table:table-cell office:value-type="string" table:style-name="ce3">
            <text:p><text:span text:style-name="T4">Pessoais</text:span></text:p>
          </table:table-cell>
          <table:table-cell office:value-type="string" table:style-name="ce3">
            <text:p><text:span text:style-name="T4">Total de Descontos(13)</text:span></text:p>
          </table:table-cell>
          <table:table-cell table:style-name="ce4"/>
          <table:table-cell table:number-columns-repeated="16364"/>
        </table:table-row>
        <table:table-row table:style-name="ro5">
          <table:table-cell table:number-columns-repeated="5" table:style-name="ce4"/>
          <table:table-cell office:value-type="string" table:style-name="ce3">
            <text:p><text:span text:style-name="T4">Remuneração do Cargo Efetivo(1)</text:span></text:p>
          </table:table-cell>
          <table:table-cell office:value-type="string" table:style-name="ce3">
            <text:p><text:span text:style-name="T4">Outras Verbas Remuneratórias, Legais ou Judiciais(2)</text:span></text:p>
          </table:table-cell>
          <table:table-cell office:value-type="string" table:style-name="ce3">
            <text:p><text:span text:style-name="T4">Função de Confiança ou Cargo em Comissão(3)</text:span></text:p>
          </table:table-cell>
          <table:table-cell office:value-type="string" table:style-name="ce3">
            <text:p><text:span text:style-name="T4">Gratificação Natalina(4)</text:span></text:p>
          </table:table-cell>
          <table:table-cell office:value-type="string" table:style-name="ce3">
            <text:p><text:span text:style-name="T4">Férias (1/3 constitucional) (5)</text:span></text:p>
          </table:table-cell>
          <table:table-cell office:value-type="string" table:style-name="ce3">
            <text:p><text:span text:style-name="T4">Abono de Permanência(6)</text:span></text:p>
          </table:table-cell>
          <table:table-cell table:number-columns-repeated="3" table:style-name="ce4"/>
          <table:table-cell office:value-type="string" table:style-name="ce3">
            <text:p><text:span text:style-name="T4">Contribuição Previdenciária(10)</text:span></text:p>
          </table:table-cell>
          <table:table-cell office:value-type="string" table:style-name="ce3">
            <text:p><text:span text:style-name="T4">Imposto de Renda(11)</text:span></text:p>
          </table:table-cell>
          <table:table-cell office:value-type="string" table:style-name="ce3">
            <text:p><text:span text:style-name="T4">Retenção por Teto Constitucional(12)</text:span></text:p>
          </table:table-cell>
          <table:table-cell office:value-type="string" table:style-name="ce3">
            <text:p><text:span text:style-name="T4">Outros (12.1)</text:span></text:p>
          </table:table-cell>
          <table:table-cell table:number-columns-repeated="2" table:style-name="ce4"/>
          <table:table-cell table:number-columns-repeated="16364"/>
        </table:table-row>
        <table:table-row table:style-name="ro6">
          <table:table-cell office:value-type="float" office:value="36461" table:style-name="ce5">
            <text:p>36461</text:p>
          </table:table-cell>
          <table:table-cell office:value-type="string" table:style-name="ce6">
            <text:p><text:span text:style-name="T5">ABELARDO TOWNES DE CASTRO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17181.39" table:style-name="ce7">
            <text:p>17.181,39</text:p>
          </table:table-cell>
          <table:table-cell office:value-type="float" office:value="28839.56" table:style-name="ce7">
            <text:p>28.839,56</text:p>
          </table:table-cell>
          <table:table-cell office:value-type="float" office:value="9991.57" table:style-name="ce7">
            <text:p>9.991,57</text:p>
          </table:table-cell>
          <table:table-cell table:number-columns-repeated="16364"/>
        </table:table-row>
        <table:table-row table:style-name="ro6">
          <table:table-cell office:value-type="float" office:value="38102" table:style-name="ce5">
            <text:p>38102</text:p>
          </table:table-cell>
          <table:table-cell office:value-type="string" table:style-name="ce6">
            <text:p><text:span text:style-name="T5">ADENILSON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COMBATE EVASAO FISC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7009.67" table:style-name="ce7">
            <text:p>7.009,67</text:p>
          </table:table-cell>
          <table:table-cell office:value-type="float" office:value="0" table:style-name="ce7">
            <text:p>0,00</text:p>
          </table:table-cell>
          <table:table-cell office:value-type="float" office:value="10483.6" table:style-name="ce7">
            <text:p>10.483,60</text:p>
          </table:table-cell>
          <table:table-cell office:value-type="float" office:value="22209.74" table:style-name="ce7">
            <text:p>22.209,74</text:p>
          </table:table-cell>
          <table:table-cell office:value-type="float" office:value="21674.76" table:style-name="ce7">
            <text:p>21.674,76</text:p>
          </table:table-cell>
          <table:table-cell table:number-columns-repeated="16364"/>
        </table:table-row>
        <table:table-row table:style-name="ro6">
          <table:table-cell office:value-type="float" office:value="43781" table:style-name="ce5">
            <text:p>43781</text:p>
          </table:table-cell>
          <table:table-cell office:value-type="string" table:style-name="ce6">
            <text:p><text:span text:style-name="T5">ALEKINE LOPES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DE HABITACAO E URBANISM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106.74" table:style-name="ce7">
            <text:p>10.106,74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8937.87" table:style-name="ce7">
            <text:p>48.937,87</text:p>
          </table:table-cell>
          <table:table-cell office:value-type="float" office:value="4716.47" table:style-name="ce7">
            <text:p>4.716,47</text:p>
          </table:table-cell>
          <table:table-cell office:value-type="float" office:value="9721.06" table:style-name="ce7">
            <text:p>9.721,06</text:p>
          </table:table-cell>
          <table:table-cell office:value-type="float" office:value="0" table:style-name="ce7">
            <text:p>0,00</text:p>
          </table:table-cell>
          <table:table-cell office:value-type="float" office:value="13271.27" table:style-name="ce7">
            <text:p>13.271,27</text:p>
          </table:table-cell>
          <table:table-cell office:value-type="float" office:value="27708.799999999999" table:style-name="ce7">
            <text:p>27.708,80</text:p>
          </table:table-cell>
          <table:table-cell office:value-type="float" office:value="21229.07" table:style-name="ce7">
            <text:p>21.229,07</text:p>
          </table:table-cell>
          <table:table-cell table:number-columns-repeated="16364"/>
        </table:table-row>
        <table:table-row table:style-name="ro6">
          <table:table-cell office:value-type="float" office:value="7101" table:style-name="ce5">
            <text:p>7101</text:p>
          </table:table-cell>
          <table:table-cell office:value-type="string" table:style-name="ce6">
            <text:p><text:span text:style-name="T5">ALESSANDRA GARCIA MARQU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 DO CONSUMIDOR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481.45" table:style-name="ce7">
            <text:p>3.481,45</text:p>
          </table:table-cell>
          <table:table-cell office:value-type="float" office:value="15296.04" table:style-name="ce7">
            <text:p>15.296,04</text:p>
          </table:table-cell>
          <table:table-cell office:value-type="float" office:value="23535.09" table:style-name="ce7">
            <text:p>23.535,09</text:p>
          </table:table-cell>
          <table:table-cell table:number-columns-repeated="16364"/>
        </table:table-row>
        <table:table-row table:style-name="ro6">
          <table:table-cell office:value-type="float" office:value="16861" table:style-name="ce5">
            <text:p>16861</text:p>
          </table:table-cell>
          <table:table-cell office:value-type="string" table:style-name="ce6">
            <text:p><text:span text:style-name="T5">ALMIR FERNANDES B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724.94" table:style-name="ce7">
            <text:p>11.724,94</text:p>
          </table:table-cell>
          <table:table-cell office:value-type="float" office:value="0" table:style-name="ce7">
            <text:p>0,00</text:p>
          </table:table-cell>
          <table:table-cell office:value-type="float" office:value="24457.11" table:style-name="ce7">
            <text:p>24.457,11</text:p>
          </table:table-cell>
          <table:table-cell office:value-type="float" office:value="74924.53" table:style-name="ce7">
            <text:p>74.924,53</text:p>
          </table:table-cell>
          <table:table-cell office:value-type="float" office:value="4716.47" table:style-name="ce7">
            <text:p>4.716,47</text:p>
          </table:table-cell>
          <table:table-cell office:value-type="float" office:value="9732.69" table:style-name="ce7">
            <text:p>9.732,69</text:p>
          </table:table-cell>
          <table:table-cell office:value-type="float" office:value="0" table:style-name="ce7">
            <text:p>0,00</text:p>
          </table:table-cell>
          <table:table-cell office:value-type="float" office:value="21135.18" table:style-name="ce7">
            <text:p>21.135,18</text:p>
          </table:table-cell>
          <table:table-cell office:value-type="float" office:value="35584.339999999997" table:style-name="ce7">
            <text:p>35.584,34</text:p>
          </table:table-cell>
          <table:table-cell office:value-type="float" office:value="39340.19" table:style-name="ce7">
            <text:p>39.340,19</text:p>
          </table:table-cell>
          <table:table-cell table:number-columns-repeated="16364"/>
        </table:table-row>
        <table:table-row table:style-name="ro6">
          <table:table-cell office:value-type="float" office:value="7281" table:style-name="ce5">
            <text:p>7281</text:p>
          </table:table-cell>
          <table:table-cell office:value-type="string" table:style-name="ce6">
            <text:p><text:span text:style-name="T5">ALVARO LUIZ ARAUJO PER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8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414.6" table:style-name="ce7">
            <text:p>8.414,60</text:p>
          </table:table-cell>
          <table:table-cell office:value-type="float" office:value="1488.23" table:style-name="ce7">
            <text:p>1.488,23</text:p>
          </table:table-cell>
          <table:table-cell office:value-type="float" office:value="4404.78" table:style-name="ce7">
            <text:p>4.404,78</text:p>
          </table:table-cell>
          <table:table-cell office:value-type="float" office:value="19272.32" table:style-name="ce7">
            <text:p>19.272,32</text:p>
          </table:table-cell>
          <table:table-cell office:value-type="float" office:value="26828.560000000001" table:style-name="ce7">
            <text:p>26.828,56</text:p>
          </table:table-cell>
          <table:table-cell table:number-columns-repeated="16364"/>
        </table:table-row>
        <table:table-row table:style-name="ro6">
          <table:table-cell office:value-type="float" office:value="55921" table:style-name="ce5">
            <text:p>55921</text:p>
          </table:table-cell>
          <table:table-cell office:value-type="string" table:style-name="ce6">
            <text:p><text:span text:style-name="T5">ANTONIO ALCESTE CALLIL DE CASTR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BUJA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53.13" table:style-name="ce7">
            <text:p>7.053,13</text:p>
          </table:table-cell>
          <table:table-cell office:value-type="float" office:value="0" table:style-name="ce7">
            <text:p>0,00</text:p>
          </table:table-cell>
          <table:table-cell office:value-type="float" office:value="6194.96" table:style-name="ce7">
            <text:p>6.194,96</text:p>
          </table:table-cell>
          <table:table-cell office:value-type="float" office:value="17504.7" table:style-name="ce7">
            <text:p>17.504,70</text:p>
          </table:table-cell>
          <table:table-cell office:value-type="float" office:value="20753.71" table:style-name="ce7">
            <text:p>20.753,71</text:p>
          </table:table-cell>
          <table:table-cell table:number-columns-repeated="16364"/>
        </table:table-row>
        <table:table-row table:style-name="ro6">
          <table:table-cell office:value-type="float" office:value="37782" table:style-name="ce5">
            <text:p>37782</text:p>
          </table:table-cell>
          <table:table-cell office:value-type="string" table:style-name="ce6">
            <text:p><text:span text:style-name="T5">ARETUZA DE ALMEIDA CRU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6020.02" table:style-name="ce7">
            <text:p>6.020,02</text:p>
          </table:table-cell>
          <table:table-cell office:value-type="float" office:value="19120.009999999998" table:style-name="ce7">
            <text:p>19.120,01</text:p>
          </table:table-cell>
          <table:table-cell office:value-type="float" office:value="24764.49" table:style-name="ce7">
            <text:p>24.764,49</text:p>
          </table:table-cell>
          <table:table-cell table:number-columns-repeated="16364"/>
        </table:table-row>
        <table:table-row table:style-name="ro6">
          <table:table-cell office:value-type="float" office:value="55961" table:style-name="ce5">
            <text:p>55961</text:p>
          </table:table-cell>
          <table:table-cell office:value-type="string" table:style-name="ce6">
            <text:p><text:span text:style-name="T5">AURE RIBEIRO NETO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UMULATIVA DE MANOEL URBAN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164.88" table:style-name="ce7">
            <text:p>6.164,88</text:p>
          </table:table-cell>
          <table:table-cell office:value-type="float" office:value="0" table:style-name="ce7">
            <text:p>0,00</text:p>
          </table:table-cell>
          <table:table-cell office:value-type="float" office:value="13028.7" table:style-name="ce7">
            <text:p>13.028,70</text:p>
          </table:table-cell>
          <table:table-cell office:value-type="float" office:value="23450.19" table:style-name="ce7">
            <text:p>23.450,19</text:p>
          </table:table-cell>
          <table:table-cell office:value-type="float" office:value="11767.78" table:style-name="ce7">
            <text:p>11.767,78</text:p>
          </table:table-cell>
          <table:table-cell table:number-columns-repeated="16364"/>
        </table:table-row>
        <table:table-row table:style-name="ro6">
          <table:table-cell office:value-type="float" office:value="43881" table:style-name="ce5">
            <text:p>43881</text:p>
          </table:table-cell>
          <table:table-cell office:value-type="string" table:style-name="ce6">
            <text:p><text:span text:style-name="T5">BERNARDO FITERMAN ALB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5794.53" table:style-name="ce7">
            <text:p>5.794,53</text:p>
          </table:table-cell>
          <table:table-cell office:value-type="float" office:value="18998.79" table:style-name="ce7">
            <text:p>18.998,79</text:p>
          </table:table-cell>
          <table:table-cell office:value-type="float" office:value="24885.71" table:style-name="ce7">
            <text:p>24.885,71</text:p>
          </table:table-cell>
          <table:table-cell table:number-columns-repeated="16364"/>
        </table:table-row>
        <table:table-row table:style-name="ro6">
          <table:table-cell office:value-type="float" office:value="56331" table:style-name="ce5">
            <text:p>56331</text:p>
          </table:table-cell>
          <table:table-cell office:value-type="string" table:style-name="ce6">
            <text:p><text:span text:style-name="T5">BIANCA BERNARDES DE MORAES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IVE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157.41" table:style-name="ce7">
            <text:p>7.157,41</text:p>
          </table:table-cell>
          <table:table-cell office:value-type="float" office:value="0" table:style-name="ce7">
            <text:p>0,00</text:p>
          </table:table-cell>
          <table:table-cell office:value-type="float" office:value="1315.58" table:style-name="ce7">
            <text:p>1.315,58</text:p>
          </table:table-cell>
          <table:table-cell office:value-type="float" office:value="12729.6" table:style-name="ce7">
            <text:p>12.729,60</text:p>
          </table:table-cell>
          <table:table-cell office:value-type="float" office:value="25528.81" table:style-name="ce7">
            <text:p>25.528,81</text:p>
          </table:table-cell>
          <table:table-cell table:number-columns-repeated="16364"/>
        </table:table-row>
        <table:table-row table:style-name="ro6">
          <table:table-cell office:value-type="float" office:value="54761" table:style-name="ce5">
            <text:p>54761</text:p>
          </table:table-cell>
          <table:table-cell office:value-type="string" table:style-name="ce6">
            <text:p><text:span text:style-name="T5">CARLOS AUGUSTO DA COSTA PESCAD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00.7" table:style-name="ce7">
            <text:p>4.800,70</text:p>
          </table:table-cell>
          <table:table-cell office:value-type="float" office:value="16371.72" table:style-name="ce7">
            <text:p>16.371,72</text:p>
          </table:table-cell>
          <table:table-cell office:value-type="float" office:value="54861.53" table:style-name="ce7">
            <text:p>54.861,53</text:p>
          </table:table-cell>
          <table:table-cell office:value-type="float" office:value="4716.47" table:style-name="ce7">
            <text:p>4.716,47</text:p>
          </table:table-cell>
          <table:table-cell office:value-type="float" office:value="8418.31" table:style-name="ce7">
            <text:p>8.418,31</text:p>
          </table:table-cell>
          <table:table-cell office:value-type="float" office:value="0" table:style-name="ce7">
            <text:p>0,00</text:p>
          </table:table-cell>
          <table:table-cell office:value-type="float" office:value="3142.42" table:style-name="ce7">
            <text:p>3.142,42</text:p>
          </table:table-cell>
          <table:table-cell office:value-type="float" office:value="16277.2" table:style-name="ce7">
            <text:p>16.277,20</text:p>
          </table:table-cell>
          <table:table-cell office:value-type="float" office:value="38584.33" table:style-name="ce7">
            <text:p>38.584,33</text:p>
          </table:table-cell>
          <table:table-cell table:number-columns-repeated="16364"/>
        </table:table-row>
        <table:table-row table:style-name="ro6">
          <table:table-cell office:value-type="float" office:value="11201" table:style-name="ce5">
            <text:p>11201</text:p>
          </table:table-cell>
          <table:table-cell office:value-type="string" table:style-name="ce6">
            <text:p><text:span text:style-name="T5">CARLOS ROBERTO DA SILVA MAI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140.13" table:style-name="ce7">
            <text:p>17.140,13</text:p>
          </table:table-cell>
          <table:table-cell office:value-type="float" office:value="52602.35" table:style-name="ce7">
            <text:p>52.602,35</text:p>
          </table:table-cell>
          <table:table-cell office:value-type="float" office:value="4964.71" table:style-name="ce7">
            <text:p>4.964,71</text:p>
          </table:table-cell>
          <table:table-cell office:value-type="float" office:value="7465.32" table:style-name="ce7">
            <text:p>7.465,32</text:p>
          </table:table-cell>
          <table:table-cell office:value-type="float" office:value="0" table:style-name="ce7">
            <text:p>0,00</text:p>
          </table:table-cell>
          <table:table-cell office:value-type="float" office:value="9187.0300000000007" table:style-name="ce7">
            <text:p>9.187,03</text:p>
          </table:table-cell>
          <table:table-cell office:value-type="float" office:value="21617.06" table:style-name="ce7">
            <text:p>21.617,06</text:p>
          </table:table-cell>
          <table:table-cell office:value-type="float" office:value="30985.29" table:style-name="ce7">
            <text:p>30.985,29</text:p>
          </table:table-cell>
          <table:table-cell table:number-columns-repeated="16364"/>
        </table:table-row>
        <table:table-row table:style-name="ro6">
          <table:table-cell office:value-type="float" office:value="6981" table:style-name="ce5">
            <text:p>6981</text:p>
          </table:table-cell>
          <table:table-cell office:value-type="string" table:style-name="ce6">
            <text:p><text:span text:style-name="T5">CELSO JERONIMO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CORREGEDORIA GER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8865.56" table:style-name="ce7">
            <text:p>8.865,5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4611.82" table:style-name="ce7">
            <text:p>54.611,82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5034.46" table:style-name="ce7">
            <text:p>5.034,46</text:p>
          </table:table-cell>
          <table:table-cell office:value-type="float" office:value="8076.05" table:style-name="ce7">
            <text:p>8.076,05</text:p>
          </table:table-cell>
          <table:table-cell office:value-type="float" office:value="28011.52" table:style-name="ce7">
            <text:p>28.011,52</text:p>
          </table:table-cell>
          <table:table-cell office:value-type="float" office:value="26600.3" table:style-name="ce7">
            <text:p>26.600,30</text:p>
          </table:table-cell>
          <table:table-cell table:number-columns-repeated="16364"/>
        </table:table-row>
        <table:table-row table:style-name="ro6">
          <table:table-cell office:value-type="float" office:value="11121" table:style-name="ce5">
            <text:p>11121</text:p>
          </table:table-cell>
          <table:table-cell office:value-type="string" table:style-name="ce6">
            <text:p><text:span text:style-name="T5">COSMO LIMA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083.4" table:style-name="ce7">
            <text:p>8.083,40</text:p>
          </table:table-cell>
          <table:table-cell office:value-type="float" office:value="1488.23" table:style-name="ce7">
            <text:p>1.488,23</text:p>
          </table:table-cell>
          <table:table-cell office:value-type="float" office:value="8411.2999999999993" table:style-name="ce7">
            <text:p>8.411,30</text:p>
          </table:table-cell>
          <table:table-cell office:value-type="float" office:value="22947.64" table:style-name="ce7">
            <text:p>22.947,64</text:p>
          </table:table-cell>
          <table:table-cell office:value-type="float" office:value="23153.24" table:style-name="ce7">
            <text:p>23.153,24</text:p>
          </table:table-cell>
          <table:table-cell table:number-columns-repeated="16364"/>
        </table:table-row>
        <table:table-row table:style-name="ro6">
          <table:table-cell office:value-type="float" office:value="5784" table:style-name="ce5">
            <text:p>5784</text:p>
          </table:table-cell>
          <table:table-cell office:value-type="string" table:style-name="ce6">
            <text:p><text:span text:style-name="T5">DAISSON GOMES TEL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321.29" table:style-name="ce7">
            <text:p>6.321,29</text:p>
          </table:table-cell>
          <table:table-cell office:value-type="float" office:value="0" table:style-name="ce7">
            <text:p>0,00</text:p>
          </table:table-cell>
          <table:table-cell office:value-type="float" office:value="6939.81" table:style-name="ce7">
            <text:p>6.939,81</text:p>
          </table:table-cell>
          <table:table-cell office:value-type="float" office:value="17517.71" table:style-name="ce7">
            <text:p>17.517,71</text:p>
          </table:table-cell>
          <table:table-cell office:value-type="float" office:value="17700.259999999998" table:style-name="ce7">
            <text:p>17.700,26</text:p>
          </table:table-cell>
          <table:table-cell table:number-columns-repeated="16364"/>
        </table:table-row>
        <table:table-row table:style-name="ro6">
          <table:table-cell office:value-type="float" office:value="13501" table:style-name="ce5">
            <text:p>13501</text:p>
          </table:table-cell>
          <table:table-cell office:value-type="string" table:style-name="ce6">
            <text:p><text:span text:style-name="T5">DANILO LOVISARO DO NASCIMEN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1488.23" table:style-name="ce7">
            <text:p>1.488,23</text:p>
          </table:table-cell>
          <table:table-cell office:value-type="float" office:value="16310.53" table:style-name="ce7">
            <text:p>16.310,53</text:p>
          </table:table-cell>
          <table:table-cell office:value-type="float" office:value="31334.48" table:style-name="ce7">
            <text:p>31.334,48</text:p>
          </table:table-cell>
          <table:table-cell office:value-type="float" office:value="14766.4" table:style-name="ce7">
            <text:p>14.766,40</text:p>
          </table:table-cell>
          <table:table-cell table:number-columns-repeated="16364"/>
        </table:table-row>
        <table:table-row table:style-name="ro6">
          <table:table-cell office:value-type="float" office:value="37271" table:style-name="ce5">
            <text:p>37271</text:p>
          </table:table-cell>
          <table:table-cell office:value-type="string" table:style-name="ce6">
            <text:p><text:span text:style-name="T5">DAYAN MOREIRA ALBUQUERQU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85.88" table:style-name="ce7">
            <text:p>4.185,88</text:p>
          </table:table-cell>
          <table:table-cell office:value-type="float" office:value="22360.9" table:style-name="ce7">
            <text:p>22.360,90</text:p>
          </table:table-cell>
          <table:table-cell office:value-type="float" office:value="65289.26" table:style-name="ce7">
            <text:p>65.289,26</text:p>
          </table:table-cell>
          <table:table-cell office:value-type="float" office:value="4716.47" table:style-name="ce7">
            <text:p>4.716,47</text:p>
          </table:table-cell>
          <table:table-cell office:value-type="float" office:value="6721.75" table:style-name="ce7">
            <text:p>6.721,75</text:p>
          </table:table-cell>
          <table:table-cell office:value-type="float" office:value="3635.04" table:style-name="ce7">
            <text:p>3.635,04</text:p>
          </table:table-cell>
          <table:table-cell office:value-type="float" office:value="10567.89" table:style-name="ce7">
            <text:p>10.567,89</text:p>
          </table:table-cell>
          <table:table-cell office:value-type="float" office:value="25641.15" table:style-name="ce7">
            <text:p>25.641,15</text:p>
          </table:table-cell>
          <table:table-cell office:value-type="float" office:value="39648.11" table:style-name="ce7">
            <text:p>39.648,11</text:p>
          </table:table-cell>
          <table:table-cell table:number-columns-repeated="16364"/>
        </table:table-row>
        <table:table-row table:style-name="ro6">
          <table:table-cell office:value-type="float" office:value="43831" table:style-name="ce5">
            <text:p>43831</text:p>
          </table:table-cell>
          <table:table-cell office:value-type="string" table:style-name="ce6">
            <text:p><text:span text:style-name="T5">DIANA SORAIA TABALIPA PIMENT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573.169999999998" table:style-name="ce7">
            <text:p>16.573,17</text:p>
          </table:table-cell>
          <table:table-cell office:value-type="float" office:value="27311.33" table:style-name="ce7">
            <text:p>27.311,33</text:p>
          </table:table-cell>
          <table:table-cell table:number-columns-repeated="16364"/>
        </table:table-row>
        <table:table-row table:style-name="ro6">
          <table:table-cell office:value-type="float" office:value="43722" table:style-name="ce5">
            <text:p>43722</text:p>
          </table:table-cell>
          <table:table-cell office:value-type="string" table:style-name="ce6">
            <text:p><text:span text:style-name="T5">DULCE HELENA DE FREITAS F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3 PROMOTORIA DE JUST CRIMINAL <text:s/>VIOL DOM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7016.54" table:style-name="ce7">
            <text:p>27.016,54</text:p>
          </table:table-cell>
          <table:table-cell table:number-columns-repeated="16364"/>
        </table:table-row>
        <table:table-row table:style-name="ro6">
          <table:table-cell office:value-type="float" office:value="13841" table:style-name="ce5">
            <text:p>13841</text:p>
          </table:table-cell>
          <table:table-cell office:value-type="string" table:style-name="ce6">
            <text:p><text:span text:style-name="T5">EFRAIN ENRIQUE MENDOZA MENDIVIL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5642.23" table:style-name="ce7">
            <text:p>15.642,23</text:p>
          </table:table-cell>
          <table:table-cell office:value-type="float" office:value="20115.02" table:style-name="ce7">
            <text:p>20.115,02</text:p>
          </table:table-cell>
          <table:table-cell office:value-type="float" office:value="69446.36" table:style-name="ce7">
            <text:p>69.446,36</text:p>
          </table:table-cell>
          <table:table-cell office:value-type="float" office:value="6788.47" table:style-name="ce7">
            <text:p>6.788,47</text:p>
          </table:table-cell>
          <table:table-cell office:value-type="float" office:value="9342.23" table:style-name="ce7">
            <text:p>9.342,23</text:p>
          </table:table-cell>
          <table:table-cell office:value-type="float" office:value="0" table:style-name="ce7">
            <text:p>0,00</text:p>
          </table:table-cell>
          <table:table-cell office:value-type="float" office:value="6122.76" table:style-name="ce7">
            <text:p>6.122,76</text:p>
          </table:table-cell>
          <table:table-cell office:value-type="float" office:value="22253.46" table:style-name="ce7">
            <text:p>22.253,46</text:p>
          </table:table-cell>
          <table:table-cell office:value-type="float" office:value="47192.9" table:style-name="ce7">
            <text:p>47.192,90</text:p>
          </table:table-cell>
          <table:table-cell table:number-columns-repeated="16364"/>
        </table:table-row>
        <table:table-row table:style-name="ro6">
          <table:table-cell office:value-type="float" office:value="43742" table:style-name="ce5">
            <text:p>43742</text:p>
          </table:table-cell>
          <table:table-cell office:value-type="string" table:style-name="ce6">
            <text:p><text:span text:style-name="T5">ELIANE MISAE KINOSHI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2081.71" table:style-name="ce7">
            <text:p>2.081,71</text:p>
          </table:table-cell>
          <table:table-cell office:value-type="float" office:value="14770.61" table:style-name="ce7">
            <text:p>14.770,61</text:p>
          </table:table-cell>
          <table:table-cell office:value-type="float" office:value="27429.43" table:style-name="ce7">
            <text:p>27.429,43</text:p>
          </table:table-cell>
          <table:table-cell table:number-columns-repeated="16364"/>
        </table:table-row>
        <table:table-row table:style-name="ro6">
          <table:table-cell office:value-type="float" office:value="49421" table:style-name="ce5">
            <text:p>49421</text:p>
          </table:table-cell>
          <table:table-cell office:value-type="string" table:style-name="ce6">
            <text:p><text:span text:style-name="T5">ERICK CAVALCANTI LINHARES LIM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700" table:style-name="ce7">
            <text:p>700,00</text:p>
          </table:table-cell>
          <table:table-cell office:value-type="float" office:value="331.37" table:style-name="ce7">
            <text:p>331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31.3699999999999" table:style-name="ce7">
            <text:p>1.031,37</text:p>
          </table:table-cell>
          <table:table-cell office:value-type="float" office:value="3968.63" table:style-name="ce7">
            <text:p>3.968,63</text:p>
          </table:table-cell>
          <table:table-cell table:number-columns-repeated="16364"/>
        </table:table-row>
        <table:table-row table:style-name="ro6">
          <table:table-cell office:value-type="float" office:value="46023" table:style-name="ce5">
            <text:p>46023</text:p>
          </table:table-cell>
          <table:table-cell office:value-type="string" table:style-name="ce6">
            <text:p><text:span text:style-name="T5">FERNANDO HENRIQUE SANTOS TER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2240.38" table:style-name="ce7">
            <text:p>12.240,38</text:p>
          </table:table-cell>
          <table:table-cell office:value-type="float" office:value="0" table:style-name="ce7">
            <text:p>0,00</text:p>
          </table:table-cell>
          <table:table-cell office:value-type="float" office:value="3032.02" table:style-name="ce7">
            <text:p>3.032,02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4103.53" table:style-name="ce7">
            <text:p>54.103,53</text:p>
          </table:table-cell>
          <table:table-cell office:value-type="float" office:value="4716.47" table:style-name="ce7">
            <text:p>4.716,47</text:p>
          </table:table-cell>
          <table:table-cell office:value-type="float" office:value="10428.66" table:style-name="ce7">
            <text:p>10.428,66</text:p>
          </table:table-cell>
          <table:table-cell office:value-type="float" office:value="0" table:style-name="ce7">
            <text:p>0,00</text:p>
          </table:table-cell>
          <table:table-cell office:value-type="float" office:value="6613.03" table:style-name="ce7">
            <text:p>6.613,03</text:p>
          </table:table-cell>
          <table:table-cell office:value-type="float" office:value="21758.16" table:style-name="ce7">
            <text:p>21.758,16</text:p>
          </table:table-cell>
          <table:table-cell office:value-type="float" office:value="32345.37" table:style-name="ce7">
            <text:p>32.345,37</text:p>
          </table:table-cell>
          <table:table-cell table:number-columns-repeated="16364"/>
        </table:table-row>
        <table:table-row table:style-name="ro6">
          <table:table-cell office:value-type="float" office:value="44341" table:style-name="ce5">
            <text:p>44341</text:p>
          </table:table-cell>
          <table:table-cell office:value-type="string" table:style-name="ce6">
            <text:p><text:span text:style-name="T5">FERNANDO REGIS CEMBRAN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889.57" table:style-name="ce7">
            <text:p>6.889,57</text:p>
          </table:table-cell>
          <table:table-cell office:value-type="float" office:value="0" table:style-name="ce7">
            <text:p>0,00</text:p>
          </table:table-cell>
          <table:table-cell office:value-type="float" office:value="9814.56" table:style-name="ce7">
            <text:p>9.814,56</text:p>
          </table:table-cell>
          <table:table-cell office:value-type="float" office:value="21420.6" table:style-name="ce7">
            <text:p>21.420,60</text:p>
          </table:table-cell>
          <table:table-cell office:value-type="float" office:value="17410.53" table:style-name="ce7">
            <text:p>17.410,53</text:p>
          </table:table-cell>
          <table:table-cell table:number-columns-repeated="16364"/>
        </table:table-row>
        <table:table-row table:style-name="ro6">
          <table:table-cell office:value-type="float" office:value="10821" table:style-name="ce5">
            <text:p>10821</text:p>
          </table:table-cell>
          <table:table-cell office:value-type="string" table:style-name="ce6">
            <text:p><text:span text:style-name="T5">FLAVIO AUGUSTO SIQUEIRA DE OLIV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5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54.1999999999998" table:style-name="ce7">
            <text:p>2.454,2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08.3" table:style-name="ce7">
            <text:p>5.308,30</text:p>
          </table:table-cell>
          <table:table-cell office:value-type="float" office:value="0" table:style-name="ce7">
            <text:p>0,00</text:p>
          </table:table-cell>
          <table:table-cell office:value-type="float" office:value="19727.57" table:style-name="ce7">
            <text:p>19.727,57</text:p>
          </table:table-cell>
          <table:table-cell office:value-type="float" office:value="62952.29" table:style-name="ce7">
            <text:p>62.952,29</text:p>
          </table:table-cell>
          <table:table-cell office:value-type="float" office:value="5308.29" table:style-name="ce7">
            <text:p>5.308,29</text:p>
          </table:table-cell>
          <table:table-cell office:value-type="float" office:value="9453.3799999999992" table:style-name="ce7">
            <text:p>9.453,38</text:p>
          </table:table-cell>
          <table:table-cell office:value-type="float" office:value="0" table:style-name="ce7">
            <text:p>0,00</text:p>
          </table:table-cell>
          <table:table-cell office:value-type="float" office:value="26621.47" table:style-name="ce7">
            <text:p>26.621,47</text:p>
          </table:table-cell>
          <table:table-cell office:value-type="float" office:value="41383.14" table:style-name="ce7">
            <text:p>41.383,14</text:p>
          </table:table-cell>
          <table:table-cell office:value-type="float" office:value="21569.15" table:style-name="ce7">
            <text:p>21.569,15</text:p>
          </table:table-cell>
          <table:table-cell table:number-columns-repeated="16364"/>
        </table:table-row>
        <table:table-row table:style-name="ro6">
          <table:table-cell office:value-type="float" office:value="43752" table:style-name="ce5">
            <text:p>43752</text:p>
          </table:table-cell>
          <table:table-cell office:value-type="string" table:style-name="ce6">
            <text:p><text:span text:style-name="T5">FLAVIO BUSSAB DELLA LIBE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PORT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73.58" table:style-name="ce7">
            <text:p>4.973,58</text:p>
          </table:table-cell>
          <table:table-cell office:value-type="float" office:value="36978.230000000003" table:style-name="ce7">
            <text:p>36.978,23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6595.47" table:style-name="ce7">
            <text:p>6.595,47</text:p>
          </table:table-cell>
          <table:table-cell office:value-type="float" office:value="0" table:style-name="ce7">
            <text:p>0,00</text:p>
          </table:table-cell>
          <table:table-cell office:value-type="float" office:value="5300.82" table:style-name="ce7">
            <text:p>5.300,82</text:p>
          </table:table-cell>
          <table:table-cell office:value-type="float" office:value="16376.94" table:style-name="ce7">
            <text:p>16.376,94</text:p>
          </table:table-cell>
          <table:table-cell office:value-type="float" office:value="20601.29" table:style-name="ce7">
            <text:p>20.601,29</text:p>
          </table:table-cell>
          <table:table-cell table:number-columns-repeated="16364"/>
        </table:table-row>
        <table:table-row table:style-name="ro6">
          <table:table-cell office:value-type="float" office:value="13761" table:style-name="ce5">
            <text:p>13761</text:p>
          </table:table-cell>
          <table:table-cell office:value-type="string" table:style-name="ce6">
            <text:p><text:span text:style-name="T5">FRANCISCO JOSE MAIA GUED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19853.37" table:style-name="ce7">
            <text:p>19.8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3400.98" table:style-name="ce7">
            <text:p>63.400,98</text:p>
          </table:table-cell>
          <table:table-cell office:value-type="float" office:value="6788.47" table:style-name="ce7">
            <text:p>6.788,47</text:p>
          </table:table-cell>
          <table:table-cell office:value-type="float" office:value="12154.98" table:style-name="ce7">
            <text:p>12.154,98</text:p>
          </table:table-cell>
          <table:table-cell office:value-type="float" office:value="0" table:style-name="ce7">
            <text:p>0,00</text:p>
          </table:table-cell>
          <table:table-cell office:value-type="float" office:value="8275.2099999999991" table:style-name="ce7">
            <text:p>8.275,21</text:p>
          </table:table-cell>
          <table:table-cell office:value-type="float" office:value="27218.66" table:style-name="ce7">
            <text:p>27.218,66</text:p>
          </table:table-cell>
          <table:table-cell office:value-type="float" office:value="36182.32" table:style-name="ce7">
            <text:p>36.182,32</text:p>
          </table:table-cell>
          <table:table-cell table:number-columns-repeated="16364"/>
        </table:table-row>
        <table:table-row table:style-name="ro6">
          <table:table-cell office:value-type="float" office:value="36891" table:style-name="ce5">
            <text:p>36891</text:p>
          </table:table-cell>
          <table:table-cell office:value-type="string" table:style-name="ce6">
            <text:p><text:span text:style-name="T5">FRANCISCO JOSE NUNES CAVALCANT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9513.49" table:style-name="ce7">
            <text:p>9.513,49</text:p>
          </table:table-cell>
          <table:table-cell office:value-type="float" office:value="21223.8" table:style-name="ce7">
            <text:p>21.223,80</text:p>
          </table:table-cell>
          <table:table-cell office:value-type="float" office:value="17607.330000000002" table:style-name="ce7">
            <text:p>17.607,33</text:p>
          </table:table-cell>
          <table:table-cell table:number-columns-repeated="16364"/>
        </table:table-row>
        <table:table-row table:style-name="ro6">
          <table:table-cell office:value-type="float" office:value="6631" table:style-name="ce5">
            <text:p>6631</text:p>
          </table:table-cell>
          <table:table-cell office:value-type="string" table:style-name="ce6">
            <text:p><text:span text:style-name="T5">GETULIO BARBOSA DE ANDRAD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957.9" table:style-name="ce7">
            <text:p>1.957,9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90.58" table:style-name="ce7">
            <text:p>4.990,58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832.98" table:style-name="ce7">
            <text:p>50.832,98</text:p>
          </table:table-cell>
          <table:table-cell office:value-type="float" office:value="4990.58" table:style-name="ce7">
            <text:p>4.990,58</text:p>
          </table:table-cell>
          <table:table-cell office:value-type="float" office:value="8099.34" table:style-name="ce7">
            <text:p>8.099,34</text:p>
          </table:table-cell>
          <table:table-cell office:value-type="float" office:value="1407.06" table:style-name="ce7">
            <text:p>1.407,06</text:p>
          </table:table-cell>
          <table:table-cell office:value-type="float" office:value="13389.99" table:style-name="ce7">
            <text:p>13.389,99</text:p>
          </table:table-cell>
          <table:table-cell office:value-type="float" office:value="27886.97" table:style-name="ce7">
            <text:p>27.886,97</text:p>
          </table:table-cell>
          <table:table-cell office:value-type="float" office:value="22946.01" table:style-name="ce7">
            <text:p>22.946,01</text:p>
          </table:table-cell>
          <table:table-cell table:number-columns-repeated="16364"/>
        </table:table-row>
        <table:table-row table:style-name="ro6">
          <table:table-cell office:value-type="float" office:value="781" table:style-name="ce13">
            <text:p>781</text:p>
          </table:table-cell>
          <table:table-cell office:value-type="string" table:style-name="ce13">
            <text:p>GISELLE MUBARAC DETONI</text:p>
          </table:table-cell>
          <table:table-cell office:value-type="string" table:style-name="ce13">
            <text:p>PROCURADOR DE JUSTICA</text:p>
          </table:table-cell>
          <table:table-cell office:value-type="string" table:style-name="ce13">
            <text:p>1 PROCURADORIA DE JUSTICA CRIMINAL</text:p>
          </table:table-cell>
          <table:table-cell office:value-type="string" table:style-name="ce13">
            <text:p>MEMBROS PROCURADORES</text:p>
          </table:table-cell>
          <table:table-cell office:value-type="float" office:value="35462.22" table:style-name="ce14">
            <text:p><text:s/>35.462,22<text:s/></text:p>
          </table:table-cell>
          <table:table-cell office:value-type="float" office:value="0" table:style-name="ce12">
            <text:p>0,00</text:p>
          </table:table-cell>
          <table:table-cell office:value-type="float" office:value="0" table:style-name="ce12">
            <text:p>0,00</text:p>
          </table:table-cell>
          <table:table-cell office:value-type="float" office:value="0" table:style-name="ce12">
            <text:p>0,00</text:p>
          </table:table-cell>
          <table:table-cell office:value-type="float" office:value="0" table:style-name="ce12">
            <text:p>0,00</text:p>
          </table:table-cell>
          <table:table-cell office:value-type="float" office:value="4964.71" table:style-name="ce14">
            <text:p><text:s/>4.964,71<text:s/></text:p>
          </table:table-cell>
          <table:table-cell office:value-type="float" office:value="16300" table:style-name="ce14">
            <text:p><text:s/>16.300,00<text:s/></text:p>
          </table:table-cell>
          <table:table-cell office:value-type="float" office:value="5319.33" table:style-name="ce14">
            <text:p><text:s/>5.319,33<text:s/></text:p>
          </table:table-cell>
          <table:table-cell office:value-type="float" office:value="62046.26" table:style-name="ce14">
            <text:p><text:s/>62.046,26<text:s/></text:p>
          </table:table-cell>
          <table:table-cell office:value-type="float" office:value="7036.71" table:style-name="ce15">
            <text:p><text:s/>7.036,71<text:s/></text:p>
          </table:table-cell>
          <table:table-cell office:value-type="float" office:value="11513.59" table:style-name="ce15">
            <text:p><text:s/>11.513,59<text:s/></text:p>
          </table:table-cell>
          <table:table-cell office:value-type="float" office:value="0" table:style-name="ce16">
            <text:p>0,00</text:p>
          </table:table-cell>
          <table:table-cell office:value-type="float" office:value="4078.15" table:style-name="ce15">
            <text:p><text:s/>4.078,15<text:s/></text:p>
          </table:table-cell>
          <table:table-cell office:value-type="float" office:value="22628.45" table:style-name="ce14">
            <text:p><text:s/>22.628,45<text:s/></text:p>
          </table:table-cell>
          <table:table-cell office:value-type="float" office:value="39417.81" table:style-name="ce14">
            <text:p><text:s/>39.417,81<text:s/></text:p>
          </table:table-cell>
          <table:table-cell table:number-columns-repeated="16364"/>
        </table:table-row>
        <table:table-row table:style-name="ro6">
          <table:table-cell office:value-type="float" office:value="7361" table:style-name="ce5">
            <text:p>7361</text:p>
          </table:table-cell>
          <table:table-cell office:value-type="string" table:style-name="ce6">
            <text:p><text:span text:style-name="T5">GILCELY EVANGELISTA DE ARAUJO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9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46100.88" table:style-name="ce7">
            <text:p>46.100,88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1488.23" table:style-name="ce7">
            <text:p>1.488,23</text:p>
          </table:table-cell>
          <table:table-cell office:value-type="float" office:value="23058.62" table:style-name="ce7">
            <text:p>23.058,62</text:p>
          </table:table-cell>
          <table:table-cell office:value-type="float" office:value="38082.57" table:style-name="ce7">
            <text:p>38.082,57</text:p>
          </table:table-cell>
          <table:table-cell office:value-type="float" office:value="8018.31" table:style-name="ce7">
            <text:p>8.018,31</text:p>
          </table:table-cell>
          <table:table-cell table:number-columns-repeated="16364"/>
        </table:table-row>
        <table:table-row table:style-name="ro6">
          <table:table-cell office:value-type="float" office:value="41061" table:style-name="ce5">
            <text:p>41061</text:p>
          </table:table-cell>
          <table:table-cell office:value-type="string" table:style-name="ce6">
            <text:p><text:span text:style-name="T5">GLAUCIO NEY SHIROMA OSH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DEFESA DA SAUD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68.45" table:style-name="ce7">
            <text:p>168,45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999.58" table:style-name="ce7">
            <text:p>38.999,58</text:p>
          </table:table-cell>
          <table:table-cell office:value-type="float" office:value="4716.47" table:style-name="ce7">
            <text:p>4.716,47</text:p>
          </table:table-cell>
          <table:table-cell office:value-type="float" office:value="7040.17" table:style-name="ce7">
            <text:p>7.040,17</text:p>
          </table:table-cell>
          <table:table-cell office:value-type="float" office:value="0" table:style-name="ce7">
            <text:p>0,00</text:p>
          </table:table-cell>
          <table:table-cell office:value-type="float" office:value="4934.3900000000003" table:style-name="ce7">
            <text:p>4.934,39</text:p>
          </table:table-cell>
          <table:table-cell office:value-type="float" office:value="16691.03" table:style-name="ce7">
            <text:p>16.691,03</text:p>
          </table:table-cell>
          <table:table-cell office:value-type="float" office:value="22308.55" table:style-name="ce7">
            <text:p>22.308,55</text:p>
          </table:table-cell>
          <table:table-cell table:number-columns-repeated="16364"/>
        </table:table-row>
        <table:table-row table:style-name="ro6">
          <table:table-cell office:value-type="float" office:value="43772" table:style-name="ce5">
            <text:p>43772</text:p>
          </table:table-cell>
          <table:table-cell office:value-type="string" table:style-name="ce6">
            <text:p><text:span text:style-name="T5">ILDON MAXIMIANO PERES NET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0 PROMOTORIA DE JUSTICA CRIMINAL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38742.480000000003" table:style-name="ce7">
            <text:p>38.742,4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82626.98" table:style-name="ce7">
            <text:p>82.626,98</text:p>
          </table:table-cell>
          <table:table-cell office:value-type="float" office:value="9432.94" table:style-name="ce7">
            <text:p>9.432,94</text:p>
          </table:table-cell>
          <table:table-cell office:value-type="float" office:value="12133.12" table:style-name="ce7">
            <text:p>12.133,12</text:p>
          </table:table-cell>
          <table:table-cell office:value-type="float" office:value="0" table:style-name="ce7">
            <text:p>0,00</text:p>
          </table:table-cell>
          <table:table-cell office:value-type="float" office:value="21312.37" table:style-name="ce7">
            <text:p>21.312,37</text:p>
          </table:table-cell>
          <table:table-cell office:value-type="float" office:value="42878.43" table:style-name="ce7">
            <text:p>42.878,43</text:p>
          </table:table-cell>
          <table:table-cell office:value-type="float" office:value="39748.550000000003" table:style-name="ce7">
            <text:p>39.748,55</text:p>
          </table:table-cell>
          <table:table-cell table:number-columns-repeated="16364"/>
        </table:table-row>
        <table:table-row table:style-name="ro6">
          <table:table-cell office:value-type="float" office:value="43762" table:style-name="ce5">
            <text:p>43762</text:p>
          </table:table-cell>
          <table:table-cell office:value-type="string" table:style-name="ce6">
            <text:p><text:span text:style-name="T5">IVERSON RODRIGO MONTEIRO CERQUEIRA BUE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O MEIO AMBIENTE DO JURU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4784.3900000000003" table:style-name="ce7">
            <text:p>4.784,39</text:p>
          </table:table-cell>
          <table:table-cell office:value-type="float" office:value="17936.52" table:style-name="ce7">
            <text:p>17.936,52</text:p>
          </table:table-cell>
          <table:table-cell office:value-type="float" office:value="25947.98" table:style-name="ce7">
            <text:p>25.947,98</text:p>
          </table:table-cell>
          <table:table-cell table:number-columns-repeated="16364"/>
        </table:table-row>
        <table:table-row table:style-name="ro6">
          <table:table-cell office:value-type="float" office:value="36621" table:style-name="ce5">
            <text:p>36621</text:p>
          </table:table-cell>
          <table:table-cell office:value-type="string" table:style-name="ce6">
            <text:p><text:span text:style-name="T5">JOANA D ARC DIAS MARTIN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4984.93" table:style-name="ce7">
            <text:p>4.984,93</text:p>
          </table:table-cell>
          <table:table-cell office:value-type="float" office:value="16799.52" table:style-name="ce7">
            <text:p>16.799,52</text:p>
          </table:table-cell>
          <table:table-cell office:value-type="float" office:value="22031.61" table:style-name="ce7">
            <text:p>22.031,61</text:p>
          </table:table-cell>
          <table:table-cell table:number-columns-repeated="16364"/>
        </table:table-row>
        <table:table-row table:style-name="ro6">
          <table:table-cell office:value-type="float" office:value="56201" table:style-name="ce5">
            <text:p>56201</text:p>
          </table:table-cell>
          <table:table-cell office:value-type="string" table:style-name="ce6">
            <text:p><text:span text:style-name="T5">JOSE LUCIVAN NERY DE LIM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RIMINAL DE PLACIDO DE CASTR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01" table:style-name="ce7">
            <text:p>7.001,00</text:p>
          </table:table-cell>
          <table:table-cell office:value-type="float" office:value="0" table:style-name="ce7">
            <text:p>0,00</text:p>
          </table:table-cell>
          <table:table-cell office:value-type="float" office:value="5350.42" table:style-name="ce7">
            <text:p>5.350,42</text:p>
          </table:table-cell>
          <table:table-cell office:value-type="float" office:value="16608.03" table:style-name="ce7">
            <text:p>16.608,03</text:p>
          </table:table-cell>
          <table:table-cell office:value-type="float" office:value="21650.38" table:style-name="ce7">
            <text:p>21.650,38</text:p>
          </table:table-cell>
          <table:table-cell table:number-columns-repeated="16364"/>
        </table:table-row>
        <table:table-row table:style-name="ro6">
          <table:table-cell office:value-type="float" office:value="16351" table:style-name="ce5">
            <text:p>16351</text:p>
          </table:table-cell>
          <table:table-cell office:value-type="string" table:style-name="ce6">
            <text:p><text:span text:style-name="T5">JOSE RUY DA SILVEIRA LINO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547.61" table:style-name="ce7">
            <text:p>43.547,61</text:p>
          </table:table-cell>
          <table:table-cell office:value-type="float" office:value="4716.47" table:style-name="ce7">
            <text:p>4.716,47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4074.25" table:style-name="ce7">
            <text:p>4.074,25</text:p>
          </table:table-cell>
          <table:table-cell office:value-type="float" office:value="17133.73" table:style-name="ce7">
            <text:p>17.133,73</text:p>
          </table:table-cell>
          <table:table-cell office:value-type="float" office:value="26413.88" table:style-name="ce7">
            <text:p>26.413,88</text:p>
          </table:table-cell>
          <table:table-cell table:number-columns-repeated="16364"/>
        </table:table-row>
        <table:table-row table:style-name="ro6">
          <table:table-cell office:value-type="float" office:value="5783" table:style-name="ce5">
            <text:p>5783</text:p>
          </table:table-cell>
          <table:table-cell office:value-type="string" table:style-name="ce6">
            <text:p><text:span text:style-name="T5">JULEANDRO MARTINS DE OLIVEIRA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105.27" table:style-name="ce7">
            <text:p>7.105,27</text:p>
          </table:table-cell>
          <table:table-cell office:value-type="float" office:value="0" table:style-name="ce7">
            <text:p>0,00</text:p>
          </table:table-cell>
          <table:table-cell office:value-type="float" office:value="14184.63" table:style-name="ce7">
            <text:p>14.184,63</text:p>
          </table:table-cell>
          <table:table-cell office:value-type="float" office:value="25546.51" table:style-name="ce7">
            <text:p>25.546,51</text:p>
          </table:table-cell>
          <table:table-cell office:value-type="float" office:value="12711.9" table:style-name="ce7">
            <text:p>12.711,90</text:p>
          </table:table-cell>
          <table:table-cell table:number-columns-repeated="16364"/>
        </table:table-row>
        <table:table-row table:style-name="ro6">
          <table:table-cell office:value-type="float" office:value="54741" table:style-name="ce5">
            <text:p>54741</text:p>
          </table:table-cell>
          <table:table-cell office:value-type="string" table:style-name="ce6">
            <text:p><text:span text:style-name="T5">JULIANA MAXIMIANO HOFF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974.25" table:style-name="ce7">
            <text:p>3.974,25</text:p>
          </table:table-cell>
          <table:table-cell office:value-type="float" office:value="15788.84" table:style-name="ce7">
            <text:p>15.788,84</text:p>
          </table:table-cell>
          <table:table-cell office:value-type="float" office:value="23042.29" table:style-name="ce7">
            <text:p>23.042,29</text:p>
          </table:table-cell>
          <table:table-cell table:number-columns-repeated="16364"/>
        </table:table-row>
        <table:table-row table:style-name="ro6">
          <table:table-cell office:value-type="float" office:value="56211" table:style-name="ce5">
            <text:p>56211</text:p>
          </table:table-cell>
          <table:table-cell office:value-type="string" table:style-name="ce6">
            <text:p><text:span text:style-name="T5">JULIO CESAR DE MEDEIROS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5736" table:style-name="ce7">
            <text:p>5.736,00</text:p>
          </table:table-cell>
          <table:table-cell office:value-type="float" office:value="0" table:style-name="ce7">
            <text:p>0,00</text:p>
          </table:table-cell>
          <table:table-cell office:value-type="float" office:value="5168.75" table:style-name="ce7">
            <text:p>5.168,75</text:p>
          </table:table-cell>
          <table:table-cell office:value-type="float" office:value="15161.36" table:style-name="ce7">
            <text:p>15.161,36</text:p>
          </table:table-cell>
          <table:table-cell office:value-type="float" office:value="20056.61" table:style-name="ce7">
            <text:p>20.056,61</text:p>
          </table:table-cell>
          <table:table-cell table:number-columns-repeated="16364"/>
        </table:table-row>
        <table:table-row table:style-name="ro6">
          <table:table-cell office:value-type="float" office:value="7521" table:style-name="ce5">
            <text:p>7521</text:p>
          </table:table-cell>
          <table:table-cell office:value-type="string" table:style-name="ce6">
            <text:p><text:span text:style-name="T5">KATIA REJANE DE ARAUJO RODRIGU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10638.67" table:style-name="ce7">
            <text:p>10.638,6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56384.93" table:style-name="ce7">
            <text:p>56.384,93</text:p>
          </table:table-cell>
          <table:table-cell office:value-type="float" office:value="107450.53" table:style-name="ce7">
            <text:p>107.450,53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6807.57" table:style-name="ce7">
            <text:p>6.807,57</text:p>
          </table:table-cell>
          <table:table-cell office:value-type="float" office:value="4528.1499999999996" table:style-name="ce7">
            <text:p>4.528,15</text:p>
          </table:table-cell>
          <table:table-cell office:value-type="float" office:value="26236.73" table:style-name="ce7">
            <text:p>26.236,73</text:p>
          </table:table-cell>
          <table:table-cell office:value-type="float" office:value="81213.8" table:style-name="ce7">
            <text:p>81.213,80</text:p>
          </table:table-cell>
          <table:table-cell table:number-columns-repeated="16364"/>
        </table:table-row>
        <table:table-row table:style-name="ro6">
          <table:table-cell office:value-type="float" office:value="43702" table:style-name="ce5">
            <text:p>43702</text:p>
          </table:table-cell>
          <table:table-cell office:value-type="string" table:style-name="ce6">
            <text:p><text:span text:style-name="T5">LAURA CRISTINA DE ALMEIDA MIRAND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72520.240000000005" table:style-name="ce7">
            <text:p>72.520,24</text:p>
          </table:table-cell>
          <table:table-cell office:value-type="float" office:value="9432.94" table:style-name="ce7">
            <text:p>9.432,94</text:p>
          </table:table-cell>
          <table:table-cell office:value-type="float" office:value="14196.24" table:style-name="ce7">
            <text:p>14.196,24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27503.43" table:style-name="ce7">
            <text:p>27.503,43</text:p>
          </table:table-cell>
          <table:table-cell office:value-type="float" office:value="45016.81" table:style-name="ce7">
            <text:p>45.016,81</text:p>
          </table:table-cell>
          <table:table-cell table:number-columns-repeated="16364"/>
        </table:table-row>
        <table:table-row table:style-name="ro6">
          <table:table-cell office:value-type="float" office:value="37001" table:style-name="ce5">
            <text:p>37001</text:p>
          </table:table-cell>
          <table:table-cell office:value-type="string" table:style-name="ce6">
            <text:p><text:span text:style-name="T5">LEANDRO PORTELA STEFFE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IREITOS HUMANOS E CIDADAN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3884.5" table:style-name="ce7">
            <text:p>43.884,50</text:p>
          </table:table-cell>
          <table:table-cell office:value-type="float" office:value="82626.98" table:style-name="ce7">
            <text:p>82.626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2023.44" table:style-name="ce7">
            <text:p>2.023,44</text:p>
          </table:table-cell>
          <table:table-cell office:value-type="float" office:value="15175.57" table:style-name="ce7">
            <text:p>15.175,57</text:p>
          </table:table-cell>
          <table:table-cell office:value-type="float" office:value="67451.41" table:style-name="ce7">
            <text:p>67.451,41</text:p>
          </table:table-cell>
          <table:table-cell table:number-columns-repeated="16364"/>
        </table:table-row>
        <table:table-row table:style-name="ro6">
          <table:table-cell office:value-type="float" office:value="43811" table:style-name="ce5">
            <text:p>43811</text:p>
          </table:table-cell>
          <table:table-cell office:value-type="string" table:style-name="ce6">
            <text:p><text:span text:style-name="T5">LEONARDO HONORATO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A CRIANCA E ADOLESCENTE CRZ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057.81" table:style-name="ce7">
            <text:p>16.057,81</text:p>
          </table:table-cell>
          <table:table-cell office:value-type="float" office:value="26142.23" table:style-name="ce7">
            <text:p>26.142,23</text:p>
          </table:table-cell>
          <table:table-cell table:number-columns-repeated="16364"/>
        </table:table-row>
        <table:table-row table:style-name="ro6">
          <table:table-cell office:value-type="float" office:value="56181" table:style-name="ce5">
            <text:p>56181</text:p>
          </table:table-cell>
          <table:table-cell office:value-type="string" table:style-name="ce6">
            <text:p><text:span text:style-name="T5">LUANA DINIZ LIRIO MACI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615.29" table:style-name="ce7">
            <text:p>16.615,29</text:p>
          </table:table-cell>
          <table:table-cell office:value-type="float" office:value="25584.75" table:style-name="ce7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47001" table:style-name="ce5">
            <text:p>47001</text:p>
          </table:table-cell>
          <table:table-cell office:value-type="string" table:style-name="ce6">
            <text:p><text:span text:style-name="T5">LUIS HENRIQUE CORREA ROLIM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IVE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5664.12" table:style-name="ce7">
            <text:p>5.664,12</text:p>
          </table:table-cell>
          <table:table-cell office:value-type="float" office:value="0" table:style-name="ce7">
            <text:p>0,00</text:p>
          </table:table-cell>
          <table:table-cell office:value-type="float" office:value="14736.59" table:style-name="ce7">
            <text:p>14.736,59</text:p>
          </table:table-cell>
          <table:table-cell office:value-type="float" office:value="25117.18" table:style-name="ce7">
            <text:p>25.117,18</text:p>
          </table:table-cell>
          <table:table-cell office:value-type="float" office:value="13713.95" table:style-name="ce7">
            <text:p>13.713,95</text:p>
          </table:table-cell>
          <table:table-cell table:number-columns-repeated="16364"/>
        </table:table-row>
        <table:table-row table:style-name="ro6">
          <table:table-cell office:value-type="float" office:value="55931" table:style-name="ce5">
            <text:p>55931</text:p>
          </table:table-cell>
          <table:table-cell office:value-type="string" table:style-name="ce6">
            <text:p><text:span text:style-name="T5">MANUELA CANUTO DE SANTANA FARHAT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MANCIO LIM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3200.47" table:style-name="ce7">
            <text:p>3.200,4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73.58" table:style-name="ce7">
            <text:p>4.973,58</text:p>
          </table:table-cell>
          <table:table-cell office:value-type="float" office:value="40178.699999999997" table:style-name="ce7">
            <text:p>40.178,70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7527.73" table:style-name="ce7">
            <text:p>7.527,73</text:p>
          </table:table-cell>
          <table:table-cell office:value-type="float" office:value="0" table:style-name="ce7">
            <text:p>0,00</text:p>
          </table:table-cell>
          <table:table-cell office:value-type="float" office:value="297.94" table:style-name="ce7">
            <text:p>297,94</text:p>
          </table:table-cell>
          <table:table-cell office:value-type="float" office:value="12306.32" table:style-name="ce7">
            <text:p>12.306,32</text:p>
          </table:table-cell>
          <table:table-cell office:value-type="float" office:value="27872.38" table:style-name="ce7">
            <text:p>27.872,38</text:p>
          </table:table-cell>
          <table:table-cell table:number-columns-repeated="16364"/>
        </table:table-row>
        <table:table-row table:style-name="ro6">
          <table:table-cell office:value-type="float" office:value="43682" table:style-name="ce5">
            <text:p>43682</text:p>
          </table:table-cell>
          <table:table-cell office:value-type="string" table:style-name="ce6">
            <text:p><text:span text:style-name="T5">MARCELA CRISTINA OZORI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974.25" table:style-name="ce7">
            <text:p>3.974,25</text:p>
          </table:table-cell>
          <table:table-cell office:value-type="float" office:value="17074.240000000002" table:style-name="ce7">
            <text:p>17.074,24</text:p>
          </table:table-cell>
          <table:table-cell office:value-type="float" office:value="26810.26" table:style-name="ce7">
            <text:p>26.810,26</text:p>
          </table:table-cell>
          <table:table-cell table:number-columns-repeated="16364"/>
        </table:table-row>
        <table:table-row table:style-name="ro6">
          <table:table-cell office:value-type="float" office:value="40921" table:style-name="ce5">
            <text:p>40921</text:p>
          </table:table-cell>
          <table:table-cell office:value-type="string" table:style-name="ce6">
            <text:p><text:span text:style-name="T5">MARCO AURELIO RIBE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133.16" table:style-name="ce7">
            <text:p>8.133,16</text:p>
          </table:table-cell>
          <table:table-cell office:value-type="float" office:value="0" table:style-name="ce7">
            <text:p>0,00</text:p>
          </table:table-cell>
          <table:table-cell office:value-type="float" office:value="3525.62" table:style-name="ce7">
            <text:p>3.525,62</text:p>
          </table:table-cell>
          <table:table-cell office:value-type="float" office:value="16375.25" table:style-name="ce7">
            <text:p>16.375,25</text:p>
          </table:table-cell>
          <table:table-cell office:value-type="float" office:value="27509.25" table:style-name="ce7">
            <text:p>27.509,25</text:p>
          </table:table-cell>
          <table:table-cell table:number-columns-repeated="16364"/>
        </table:table-row>
        <table:table-row table:style-name="ro6">
          <table:table-cell office:value-type="float" office:value="41081" table:style-name="ce5">
            <text:p>41081</text:p>
          </table:table-cell>
          <table:table-cell office:value-type="string" table:style-name="ce6">
            <text:p><text:span text:style-name="T5">MARCOS ANTONIO GALIN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5027.08" table:style-name="ce7">
            <text:p>15.027,08</text:p>
          </table:table-cell>
          <table:table-cell office:value-type="float" office:value="23804.05" table:style-name="ce7">
            <text:p>23.804,05</text:p>
          </table:table-cell>
          <table:table-cell table:number-columns-repeated="16364"/>
        </table:table-row>
        <table:table-row table:style-name="ro6">
          <table:table-cell office:value-type="float" office:value="43841" table:style-name="ce5">
            <text:p>43841</text:p>
          </table:table-cell>
          <table:table-cell office:value-type="string" table:style-name="ce6">
            <text:p><text:span text:style-name="T5">MARIA FATIMA RIBEIRO TEIX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 DO CONTROLE EXTERN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4024.25" table:style-name="ce7">
            <text:p>4.024,25</text:p>
          </table:table-cell>
          <table:table-cell office:value-type="float" office:value="17228.509999999998" table:style-name="ce7">
            <text:p>17.228,51</text:p>
          </table:table-cell>
          <table:table-cell office:value-type="float" office:value="26655.99" table:style-name="ce7">
            <text:p>26.655,99</text:p>
          </table:table-cell>
          <table:table-cell table:number-columns-repeated="16364"/>
        </table:table-row>
        <table:table-row table:style-name="ro6">
          <table:table-cell office:value-type="float" office:value="36971" table:style-name="ce5">
            <text:p>36971</text:p>
          </table:table-cell>
          <table:table-cell office:value-type="string" table:style-name="ce6">
            <text:p><text:span text:style-name="T5">MARIANO JEORGE DE SOUSA MEL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7465.08" table:style-name="ce7">
            <text:p>7.465,08</text:p>
          </table:table-cell>
          <table:table-cell office:value-type="float" office:value="20617.21" table:style-name="ce7">
            <text:p>20.617,21</text:p>
          </table:table-cell>
          <table:table-cell office:value-type="float" office:value="23267.29" table:style-name="ce7">
            <text:p>23.267,29</text:p>
          </table:table-cell>
          <table:table-cell table:number-columns-repeated="16364"/>
        </table:table-row>
        <table:table-row table:style-name="ro6">
          <table:table-cell office:value-type="float" office:value="13681" table:style-name="ce5">
            <text:p>13681</text:p>
          </table:table-cell>
          <table:table-cell office:value-type="string" table:style-name="ce6">
            <text:p><text:span text:style-name="T5">MERI CRISTINA AMARAL GONCALV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MEIO AMBIENTE BAIX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3631.13" table:style-name="ce7">
            <text:p>53.631,13</text:p>
          </table:table-cell>
          <table:table-cell office:value-type="float" office:value="6788.47" table:style-name="ce7">
            <text:p>6.788,47</text:p>
          </table:table-cell>
          <table:table-cell office:value-type="float" office:value="9624.68" table:style-name="ce7">
            <text:p>9.624,68</text:p>
          </table:table-cell>
          <table:table-cell office:value-type="float" office:value="0" table:style-name="ce7">
            <text:p>0,00</text:p>
          </table:table-cell>
          <table:table-cell office:value-type="float" office:value="5130.25" table:style-name="ce7">
            <text:p>5.130,25</text:p>
          </table:table-cell>
          <table:table-cell office:value-type="float" office:value="21543.4" table:style-name="ce7">
            <text:p>21.543,40</text:p>
          </table:table-cell>
          <table:table-cell office:value-type="float" office:value="32087.73" table:style-name="ce7">
            <text:p>32.087,73</text:p>
          </table:table-cell>
          <table:table-cell table:number-columns-repeated="16364"/>
        </table:table-row>
        <table:table-row table:style-name="ro6">
          <table:table-cell office:value-type="float" office:value="16781" table:style-name="ce5">
            <text:p>16781</text:p>
          </table:table-cell>
          <table:table-cell office:value-type="string" table:style-name="ce6">
            <text:p><text:span text:style-name="T5">MYRNA TEIXEIRA MENDO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ESA DO PATRIMONI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8600.98" table:style-name="ce7">
            <text:p>48.600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9784.82" table:style-name="ce7">
            <text:p>9.784,82</text:p>
          </table:table-cell>
          <table:table-cell office:value-type="float" office:value="0" table:style-name="ce7">
            <text:p>0,00</text:p>
          </table:table-cell>
          <table:table-cell office:value-type="float" office:value="24705.87" table:style-name="ce7">
            <text:p>24.705,87</text:p>
          </table:table-cell>
          <table:table-cell office:value-type="float" office:value="39207.160000000003" table:style-name="ce7">
            <text:p>39.207,16</text:p>
          </table:table-cell>
          <table:table-cell office:value-type="float" office:value="9393.82" table:style-name="ce7">
            <text:p>9.393,82</text:p>
          </table:table-cell>
          <table:table-cell table:number-columns-repeated="16364"/>
        </table:table-row>
        <table:table-row table:style-name="ro6">
          <table:table-cell office:value-type="float" office:value="38761" table:style-name="ce5">
            <text:p>38761</text:p>
          </table:table-cell>
          <table:table-cell office:value-type="string" table:style-name="ce6">
            <text:p><text:span text:style-name="T5">NELMA ARAUJO MELO DE SIQU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8600.98" table:style-name="ce7">
            <text:p>48.600,98</text:p>
          </table:table-cell>
          <table:table-cell office:value-type="float" office:value="4716.47" table:style-name="ce7">
            <text:p>4.716,47</text:p>
          </table:table-cell>
          <table:table-cell office:value-type="float" office:value="9628.41" table:style-name="ce7">
            <text:p>9.628,41</text:p>
          </table:table-cell>
          <table:table-cell office:value-type="float" office:value="0" table:style-name="ce7">
            <text:p>0,00</text:p>
          </table:table-cell>
          <table:table-cell office:value-type="float" office:value="4374.5200000000004" table:style-name="ce7">
            <text:p>4.374,52</text:p>
          </table:table-cell>
          <table:table-cell office:value-type="float" office:value="18719.400000000001" table:style-name="ce7">
            <text:p>18.719,40</text:p>
          </table:table-cell>
          <table:table-cell office:value-type="float" office:value="29881.58" table:style-name="ce7">
            <text:p>29.881,58</text:p>
          </table:table-cell>
          <table:table-cell table:number-columns-repeated="16364"/>
        </table:table-row>
        <table:table-row table:style-name="ro6">
          <table:table-cell office:value-type="float" office:value="54731" table:style-name="ce5">
            <text:p>54731</text:p>
          </table:table-cell>
          <table:table-cell office:value-type="string" table:style-name="ce6">
            <text:p><text:span text:style-name="T5">OCIMAR DA SILVA SAL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16344.7" table:style-name="ce7">
            <text:p>16.344,70</text:p>
          </table:table-cell>
          <table:table-cell office:value-type="float" office:value="22486.43" table:style-name="ce7">
            <text:p>22.486,43</text:p>
          </table:table-cell>
          <table:table-cell table:number-columns-repeated="16364"/>
        </table:table-row>
        <table:table-row table:style-name="ro6">
          <table:table-cell office:value-type="float" office:value="11041" table:style-name="ce5">
            <text:p>11041</text:p>
          </table:table-cell>
          <table:table-cell office:value-type="string" table:style-name="ce6">
            <text:p><text:span text:style-name="T5">OSWALDO D ALBUQUERQUE LIMA NE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4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0.81" table:style-name="ce7">
            <text:p>28.960,81</text:p>
          </table:table-cell>
          <table:table-cell office:value-type="float" office:value="64423.03" table:style-name="ce7">
            <text:p>64.423,03</text:p>
          </table:table-cell>
          <table:table-cell office:value-type="float" office:value="4964.71" table:style-name="ce7">
            <text:p>4.964,71</text:p>
          </table:table-cell>
          <table:table-cell office:value-type="float" office:value="7517.46" table:style-name="ce7">
            <text:p>7.517,46</text:p>
          </table:table-cell>
          <table:table-cell office:value-type="float" office:value="0" table:style-name="ce7">
            <text:p>0,00</text:p>
          </table:table-cell>
          <table:table-cell office:value-type="float" office:value="15135.22" table:style-name="ce7">
            <text:p>15.135,22</text:p>
          </table:table-cell>
          <table:table-cell office:value-type="float" office:value="27617.39" table:style-name="ce7">
            <text:p>27.617,39</text:p>
          </table:table-cell>
          <table:table-cell office:value-type="float" office:value="36805.64" table:style-name="ce7">
            <text:p>36.805,64</text:p>
          </table:table-cell>
          <table:table-cell table:number-columns-repeated="16364"/>
        </table:table-row>
        <table:table-row table:style-name="ro6">
          <table:table-cell office:value-type="float" office:value="6551" table:style-name="ce5">
            <text:p>6551</text:p>
          </table:table-cell>
          <table:table-cell office:value-type="string" table:style-name="ce6">
            <text:p><text:span text:style-name="T5">PATRICIA DE AMORIM REG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3279.13" table:style-name="ce7">
            <text:p>23.279,13</text:p>
          </table:table-cell>
          <table:table-cell office:value-type="float" office:value="64060.68" table:style-name="ce7">
            <text:p>64.060,68</text:p>
          </table:table-cell>
          <table:table-cell office:value-type="float" office:value="4964.71" table:style-name="ce7">
            <text:p>4.964,71</text:p>
          </table:table-cell>
          <table:table-cell office:value-type="float" office:value="8414.6" table:style-name="ce7">
            <text:p>8.414,60</text:p>
          </table:table-cell>
          <table:table-cell office:value-type="float" office:value="1488.23" table:style-name="ce7">
            <text:p>1.488,23</text:p>
          </table:table-cell>
          <table:table-cell office:value-type="float" office:value="15886.87" table:style-name="ce7">
            <text:p>15.886,87</text:p>
          </table:table-cell>
          <table:table-cell office:value-type="float" office:value="30754.41" table:style-name="ce7">
            <text:p>30.754,41</text:p>
          </table:table-cell>
          <table:table-cell office:value-type="float" office:value="33306.269999999997" table:style-name="ce7">
            <text:p>33.306,27</text:p>
          </table:table-cell>
          <table:table-cell table:number-columns-repeated="16364"/>
        </table:table-row>
        <table:table-row table:style-name="ro6">
          <table:table-cell office:value-type="float" office:value="43851" table:style-name="ce5">
            <text:p>43851</text:p>
          </table:table-cell>
          <table:table-cell office:value-type="string" table:style-name="ce6">
            <text:p><text:span text:style-name="T5">PATRICIA PAULA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6687" table:style-name="ce7">
            <text:p>6.687,00</text:p>
          </table:table-cell>
          <table:table-cell office:value-type="float" office:value="0" table:style-name="ce7">
            <text:p>0,00</text:p>
          </table:table-cell>
          <table:table-cell office:value-type="float" office:value="10027.65" table:style-name="ce7">
            <text:p>10.027,65</text:p>
          </table:table-cell>
          <table:table-cell office:value-type="float" office:value="21431.119999999999" table:style-name="ce7">
            <text:p>21.431,12</text:p>
          </table:table-cell>
          <table:table-cell office:value-type="float" office:value="22453.38" table:style-name="ce7">
            <text:p>22.453,38</text:p>
          </table:table-cell>
          <table:table-cell table:number-columns-repeated="16364"/>
        </table:table-row>
        <table:table-row table:style-name="ro6">
          <table:table-cell office:value-type="float" office:value="57811" table:style-name="ce5">
            <text:p>57811</text:p>
          </table:table-cell>
          <table:table-cell office:value-type="string" table:style-name="ce6">
            <text:p><text:span text:style-name="T5">PAULIANE MEZABARBA SANCH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53.13" table:style-name="ce7">
            <text:p>7.053,13</text:p>
          </table:table-cell>
          <table:table-cell office:value-type="float" office:value="0" table:style-name="ce7">
            <text:p>0,00</text:p>
          </table:table-cell>
          <table:table-cell office:value-type="float" office:value="3227.13" table:style-name="ce7">
            <text:p>3.227,13</text:p>
          </table:table-cell>
          <table:table-cell office:value-type="float" office:value="14536.87" table:style-name="ce7">
            <text:p>14.536,87</text:p>
          </table:table-cell>
          <table:table-cell office:value-type="float" office:value="23721.54" table:style-name="ce7">
            <text:p>23.721,54</text:p>
          </table:table-cell>
          <table:table-cell table:number-columns-repeated="16364"/>
        </table:table-row>
        <table:table-row table:style-name="ro6">
          <table:table-cell office:value-type="float" office:value="49762" table:style-name="ce5">
            <text:p>49762</text:p>
          </table:table-cell>
          <table:table-cell office:value-type="string" table:style-name="ce6">
            <text:p><text:span text:style-name="T5">RAFAEL MACIEL DA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17375.43" table:style-name="ce7">
            <text:p>17.375,43</text:p>
          </table:table-cell>
          <table:table-cell office:value-type="float" office:value="24824.61" table:style-name="ce7">
            <text:p>24.824,61</text:p>
          </table:table-cell>
          <table:table-cell table:number-columns-repeated="16364"/>
        </table:table-row>
        <table:table-row table:style-name="ro6">
          <table:table-cell office:value-type="float" office:value="13921" table:style-name="ce5">
            <text:p>13921</text:p>
          </table:table-cell>
          <table:table-cell office:value-type="string" table:style-name="ce6">
            <text:p><text:span text:style-name="T5">RICARDO COELHO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JUST ESP DE DEF DA EDUCACA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9853.37" table:style-name="ce7">
            <text:p>19.8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8684.5" table:style-name="ce7">
            <text:p>58.684,50</text:p>
          </table:table-cell>
          <table:table-cell office:value-type="float" office:value="6788.47" table:style-name="ce7">
            <text:p>6.788,47</text:p>
          </table:table-cell>
          <table:table-cell office:value-type="float" office:value="11014.36" table:style-name="ce7">
            <text:p>11.014,36</text:p>
          </table:table-cell>
          <table:table-cell office:value-type="float" office:value="0" table:style-name="ce7">
            <text:p>0,00</text:p>
          </table:table-cell>
          <table:table-cell office:value-type="float" office:value="9416.23" table:style-name="ce7">
            <text:p>9.416,23</text:p>
          </table:table-cell>
          <table:table-cell office:value-type="float" office:value="27219.06" table:style-name="ce7">
            <text:p>27.219,06</text:p>
          </table:table-cell>
          <table:table-cell office:value-type="float" office:value="31465.439999999999" table:style-name="ce7">
            <text:p>31.465,44</text:p>
          </table:table-cell>
          <table:table-cell table:number-columns-repeated="16364"/>
        </table:table-row>
        <table:table-row table:style-name="ro6">
          <table:table-cell office:value-type="float" office:value="7601" table:style-name="ce5">
            <text:p>7601</text:p>
          </table:table-cell>
          <table:table-cell office:value-type="string" table:style-name="ce6">
            <text:p><text:span text:style-name="T5">RITA DE CASSIA NOGUEIRA LIM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464.71" table:style-name="ce7">
            <text:p>6.464,71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2565.59" table:style-name="ce7">
            <text:p>52.565,59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1488.23" table:style-name="ce7">
            <text:p>1.488,23</text:p>
          </table:table-cell>
          <table:table-cell office:value-type="float" office:value="7885.92" table:style-name="ce7">
            <text:p>7.885,92</text:p>
          </table:table-cell>
          <table:table-cell office:value-type="float" office:value="24275.16" table:style-name="ce7">
            <text:p>24.275,16</text:p>
          </table:table-cell>
          <table:table-cell office:value-type="float" office:value="28290.43" table:style-name="ce7">
            <text:p>28.290,43</text:p>
          </table:table-cell>
          <table:table-cell table:number-columns-repeated="16364"/>
        </table:table-row>
        <table:table-row table:style-name="ro6">
          <table:table-cell office:value-type="float" office:value="36381" table:style-name="ce5">
            <text:p>36381</text:p>
          </table:table-cell>
          <table:table-cell office:value-type="string" table:style-name="ce6">
            <text:p><text:span text:style-name="T5">RODRIGO CURTI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SECRETARIA GERAL DO MPAC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2175.62" table:style-name="ce7">
            <text:p>2.175,62</text:p>
          </table:table-cell>
          <table:table-cell office:value-type="float" office:value="15379.88" table:style-name="ce7">
            <text:p>15.379,88</text:p>
          </table:table-cell>
          <table:table-cell office:value-type="float" office:value="28504.62" table:style-name="ce7">
            <text:p>28.504,62</text:p>
          </table:table-cell>
          <table:table-cell table:number-columns-repeated="16364"/>
        </table:table-row>
        <table:table-row table:style-name="ro6">
          <table:table-cell office:value-type="float" office:value="43911" table:style-name="ce5">
            <text:p>43911</text:p>
          </table:table-cell>
          <table:table-cell office:value-type="string" table:style-name="ce6">
            <text:p><text:span text:style-name="T5">RODRIGO FONTOURA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EPITACIO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4074.25" table:style-name="ce7">
            <text:p>4.074,25</text:p>
          </table:table-cell>
          <table:table-cell office:value-type="float" office:value="16815.29" table:style-name="ce7">
            <text:p>16.815,29</text:p>
          </table:table-cell>
          <table:table-cell office:value-type="float" office:value="25384.75" table:style-name="ce7">
            <text:p>25.384,75</text:p>
          </table:table-cell>
          <table:table-cell table:number-columns-repeated="16364"/>
        </table:table-row>
        <table:table-row table:style-name="ro6">
          <table:table-cell office:value-type="float" office:value="37191" table:style-name="ce5">
            <text:p>37191</text:p>
          </table:table-cell>
          <table:table-cell office:value-type="string" table:style-name="ce6">
            <text:p><text:span text:style-name="T5">ROGERIO VOLTOLINI MUNO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6" table:style-name="ce7">
            <text:p>20.114,96</text:p>
          </table:table-cell>
          <table:table-cell office:value-type="float" office:value="87493.18" table:style-name="ce7">
            <text:p>87.493,18</text:p>
          </table:table-cell>
          <table:table-cell office:value-type="float" office:value="9432.94" table:style-name="ce7">
            <text:p>9.432,94</text:p>
          </table:table-cell>
          <table:table-cell office:value-type="float" office:value="13987.68" table:style-name="ce7">
            <text:p>13.987,68</text:p>
          </table:table-cell>
          <table:table-cell office:value-type="float" office:value="0" table:style-name="ce7">
            <text:p>0,00</text:p>
          </table:table-cell>
          <table:table-cell office:value-type="float" office:value="8377.7800000000007" table:style-name="ce7">
            <text:p>8.377,78</text:p>
          </table:table-cell>
          <table:table-cell office:value-type="float" office:value="31798.400000000001" table:style-name="ce7">
            <text:p>31.798,40</text:p>
          </table:table-cell>
          <table:table-cell office:value-type="float" office:value="55694.78" table:style-name="ce7">
            <text:p>55.694,78</text:p>
          </table:table-cell>
          <table:table-cell table:number-columns-repeated="16364"/>
        </table:table-row>
        <table:table-row table:style-name="ro6">
          <table:table-cell office:value-type="float" office:value="16431" table:style-name="ce5">
            <text:p>16431</text:p>
          </table:table-cell>
          <table:table-cell office:value-type="string" table:style-name="ce6">
            <text:p><text:span text:style-name="T5">ROMEU CORDEIRO BARBOS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407.55" table:style-name="ce7">
            <text:p>6.407,55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0292.05" table:style-name="ce7">
            <text:p>50.292,05</text:p>
          </table:table-cell>
          <table:table-cell office:value-type="float" office:value="4716.47" table:style-name="ce7">
            <text:p>4.716,47</text:p>
          </table:table-cell>
          <table:table-cell office:value-type="float" office:value="9732.69" table:style-name="ce7">
            <text:p>9.732,69</text:p>
          </table:table-cell>
          <table:table-cell office:value-type="float" office:value="0" table:style-name="ce7">
            <text:p>0,00</text:p>
          </table:table-cell>
          <table:table-cell office:value-type="float" office:value="4960.71" table:style-name="ce7">
            <text:p>4.960,71</text:p>
          </table:table-cell>
          <table:table-cell office:value-type="float" office:value="19409.87" table:style-name="ce7">
            <text:p>19.409,87</text:p>
          </table:table-cell>
          <table:table-cell office:value-type="float" office:value="30882.18" table:style-name="ce7">
            <text:p>30.882,18</text:p>
          </table:table-cell>
          <table:table-cell table:number-columns-repeated="16364"/>
        </table:table-row>
        <table:table-row table:style-name="ro6">
          <table:table-cell office:value-type="float" office:value="6801" table:style-name="ce5">
            <text:p>6801</text:p>
          </table:table-cell>
          <table:table-cell office:value-type="string" table:style-name="ce6">
            <text:p><text:span text:style-name="T5">SAMMY BARBOSA LOP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 GERAL ADJUNTA PARA ASSUNTOS JURIDICOS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7092.44" table:style-name="ce7">
            <text:p>7.092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873.99" table:style-name="ce7">
            <text:p>47.873,99</text:p>
          </table:table-cell>
          <table:table-cell office:value-type="float" office:value="90428.65" table:style-name="ce7">
            <text:p>90.428,65</text:p>
          </table:table-cell>
          <table:table-cell office:value-type="float" office:value="4964.71" table:style-name="ce7">
            <text:p>4.964,71</text:p>
          </table:table-cell>
          <table:table-cell office:value-type="float" office:value="8518.8700000000008" table:style-name="ce7">
            <text:p>8.518,87</text:p>
          </table:table-cell>
          <table:table-cell office:value-type="float" office:value="3261.34" table:style-name="ce7">
            <text:p>3.261,34</text:p>
          </table:table-cell>
          <table:table-cell office:value-type="float" office:value="4288.96" table:style-name="ce7">
            <text:p>4.288,96</text:p>
          </table:table-cell>
          <table:table-cell office:value-type="float" office:value="21033.88" table:style-name="ce7">
            <text:p>21.033,88</text:p>
          </table:table-cell>
          <table:table-cell office:value-type="float" office:value="69394.77" table:style-name="ce7">
            <text:p>69.394,77</text:p>
          </table:table-cell>
          <table:table-cell table:number-columns-repeated="16364"/>
        </table:table-row>
        <table:table-row table:style-name="ro6">
          <table:table-cell office:value-type="float" office:value="1161" table:style-name="ce5">
            <text:p>1161</text:p>
          </table:table-cell>
          <table:table-cell office:value-type="string" table:style-name="ce6">
            <text:p><text:span text:style-name="T5">SAMUEL MARTINS EVANGELIST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80000" table:style-name="ce7">
            <text:p>80.000,00</text:p>
          </table:table-cell>
          <table:table-cell office:value-type="float" office:value="0" table:style-name="ce7">
            <text:p>0,00</text:p>
          </table:table-cell>
          <table:table-cell office:value-type="float" office:value="80000" table:style-name="ce7">
            <text:p>80.000,00</text:p>
          </table:table-cell>
          <table:table-cell office:value-type="float" office:value="11200" table:style-name="ce7">
            <text:p>11.200,00</text:p>
          </table:table-cell>
          <table:table-cell office:value-type="float" office:value="11965.12" table:style-name="ce7">
            <text:p>11.965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3165.119999999999" table:style-name="ce7">
            <text:p>23.165,12</text:p>
          </table:table-cell>
          <table:table-cell office:value-type="float" office:value="56834.879999999997" table:style-name="ce7">
            <text:p>56.834,88</text:p>
          </table:table-cell>
          <table:table-cell table:number-columns-repeated="16364"/>
        </table:table-row>
        <table:table-row table:style-name="ro6">
          <table:table-cell office:value-type="float" office:value="16511" table:style-name="ce5">
            <text:p>16511</text:p>
          </table:table-cell>
          <table:table-cell office:value-type="string" table:style-name="ce6">
            <text:p><text:span text:style-name="T5">SIBERMAN MADEIRA DE HOLAND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5462.87" table:style-name="ce7">
            <text:p>5.462,87</text:p>
          </table:table-cell>
          <table:table-cell office:value-type="float" office:value="18562.86" table:style-name="ce7">
            <text:p>18.562,86</text:p>
          </table:table-cell>
          <table:table-cell office:value-type="float" office:value="25321.64" table:style-name="ce7">
            <text:p>25.321,64</text:p>
          </table:table-cell>
          <table:table-cell table:number-columns-repeated="16364"/>
        </table:table-row>
        <table:table-row table:style-name="ro6">
          <table:table-cell office:value-type="float" office:value="16601" table:style-name="ce5">
            <text:p>16601</text:p>
          </table:table-cell>
          <table:table-cell office:value-type="string" table:style-name="ce6">
            <text:p><text:span text:style-name="T5">TALES FONSECA TRANI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27601.42" table:style-name="ce7">
            <text:p>27.601,42</text:p>
          </table:table-cell>
          <table:table-cell office:value-type="float" office:value="66343.899999999994" table:style-name="ce7">
            <text:p>66.343,9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1153.43" table:style-name="ce7">
            <text:p>1.153,43</text:p>
          </table:table-cell>
          <table:table-cell office:value-type="float" office:value="14305.56" table:style-name="ce7">
            <text:p>14.305,56</text:p>
          </table:table-cell>
          <table:table-cell office:value-type="float" office:value="52038.34" table:style-name="ce7">
            <text:p>52.038,34</text:p>
          </table:table-cell>
          <table:table-cell table:number-columns-repeated="16364"/>
        </table:table-row>
        <table:table-row table:style-name="ro6">
          <table:table-cell office:value-type="float" office:value="43891" table:style-name="ce5">
            <text:p>43891</text:p>
          </table:table-cell>
          <table:table-cell office:value-type="string" table:style-name="ce6">
            <text:p><text:span text:style-name="T5">TEOTONIO RODRIGUES SOAR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122.79" table:style-name="ce7">
            <text:p>4.122,79</text:p>
          </table:table-cell>
          <table:table-cell office:value-type="float" office:value="17222.78" table:style-name="ce7">
            <text:p>17.222,78</text:p>
          </table:table-cell>
          <table:table-cell office:value-type="float" office:value="26661.72" table:style-name="ce7">
            <text:p>26.661,72</text:p>
          </table:table-cell>
          <table:table-cell table:number-columns-repeated="16364"/>
        </table:table-row>
        <table:table-row table:style-name="ro6">
          <table:table-cell office:value-type="float" office:value="54751" table:style-name="ce5">
            <text:p>54751</text:p>
          </table:table-cell>
          <table:table-cell office:value-type="string" table:style-name="ce6">
            <text:p><text:span text:style-name="T5">THALLES FERREIRA COS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21612.25" table:style-name="ce7">
            <text:p>21.612,25</text:p>
          </table:table-cell>
          <table:table-cell office:value-type="float" office:value="63723.64" table:style-name="ce7">
            <text:p>63.723,64</text:p>
          </table:table-cell>
          <table:table-cell office:value-type="float" office:value="4716.47" table:style-name="ce7">
            <text:p>4.716,47</text:p>
          </table:table-cell>
          <table:table-cell office:value-type="float" office:value="8639.27" table:style-name="ce7">
            <text:p>8.639,27</text:p>
          </table:table-cell>
          <table:table-cell office:value-type="float" office:value="2818.07" table:style-name="ce7">
            <text:p>2.818,07</text:p>
          </table:table-cell>
          <table:table-cell office:value-type="float" office:value="13838.58" table:style-name="ce7">
            <text:p>13.838,58</text:p>
          </table:table-cell>
          <table:table-cell office:value-type="float" office:value="30012.39" table:style-name="ce7">
            <text:p>30.012,39</text:p>
          </table:table-cell>
          <table:table-cell office:value-type="float" office:value="33711.25" table:style-name="ce7">
            <text:p>33.711,25</text:p>
          </table:table-cell>
          <table:table-cell table:number-columns-repeated="16364"/>
        </table:table-row>
        <table:table-row table:style-name="ro6">
          <table:table-cell office:value-type="float" office:value="56191" table:style-name="ce5">
            <text:p>56191</text:p>
          </table:table-cell>
          <table:table-cell office:value-type="string" table:style-name="ce6">
            <text:p><text:span text:style-name="T5">THIAGO MARQUES SALOMA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RIMINAL DE XAPU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217.01" table:style-name="ce7">
            <text:p>6.217,01</text:p>
          </table:table-cell>
          <table:table-cell office:value-type="float" office:value="0" table:style-name="ce7">
            <text:p>0,00</text:p>
          </table:table-cell>
          <table:table-cell office:value-type="float" office:value="3796.51" table:style-name="ce7">
            <text:p>3.796,51</text:p>
          </table:table-cell>
          <table:table-cell office:value-type="float" office:value="14270.13" table:style-name="ce7">
            <text:p>14.270,13</text:p>
          </table:table-cell>
          <table:table-cell office:value-type="float" office:value="20947.84" table:style-name="ce7">
            <text:p>20.947,84</text:p>
          </table:table-cell>
          <table:table-cell table:number-columns-repeated="16364"/>
        </table:table-row>
        <table:table-row table:style-name="ro6">
          <table:table-cell office:value-type="float" office:value="941" table:style-name="ce5">
            <text:p>941</text:p>
          </table:table-cell>
          <table:table-cell office:value-type="string" table:style-name="ce6">
            <text:p><text:span text:style-name="T5">UBIRAJARA BRAGA DE ALBUQUERQUE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1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37.5" table:style-name="ce7">
            <text:p>2.437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377.96" table:style-name="ce7">
            <text:p>7.377,96</text:p>
          </table:table-cell>
          <table:table-cell office:value-type="float" office:value="14800" table:style-name="ce7">
            <text:p>14.80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65397.01" table:style-name="ce7">
            <text:p>65.397,01</text:p>
          </table:table-cell>
          <table:table-cell office:value-type="float" office:value="7377.96" table:style-name="ce7">
            <text:p>7.377,96</text:p>
          </table:table-cell>
          <table:table-cell office:value-type="float" office:value="9431.24" table:style-name="ce7">
            <text:p>9.431,24</text:p>
          </table:table-cell>
          <table:table-cell office:value-type="float" office:value="0" table:style-name="ce7">
            <text:p>0,00</text:p>
          </table:table-cell>
          <table:table-cell office:value-type="float" office:value="20916.509999999998" table:style-name="ce7">
            <text:p>20.916,51</text:p>
          </table:table-cell>
          <table:table-cell office:value-type="float" office:value="37725.71" table:style-name="ce7">
            <text:p>37.725,71</text:p>
          </table:table-cell>
          <table:table-cell office:value-type="float" office:value="27671.3" table:style-name="ce7">
            <text:p>27.671,30</text:p>
          </table:table-cell>
          <table:table-cell table:number-columns-repeated="16364"/>
        </table:table-row>
        <table:table-row table:style-name="ro6">
          <table:table-cell office:value-type="float" office:value="56271" table:style-name="ce5">
            <text:p>56271</text:p>
          </table:table-cell>
          <table:table-cell office:value-type="string" table:style-name="ce6">
            <text:p><text:span text:style-name="T5">VANDERLEI BATISTA CERQUEI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UMULATIVA DE ACRE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01" table:style-name="ce7">
            <text:p>7.001,00</text:p>
          </table:table-cell>
          <table:table-cell office:value-type="float" office:value="0" table:style-name="ce7">
            <text:p>0,00</text:p>
          </table:table-cell>
          <table:table-cell office:value-type="float" office:value="3796.51" table:style-name="ce7">
            <text:p>3.796,51</text:p>
          </table:table-cell>
          <table:table-cell office:value-type="float" office:value="15054.12" table:style-name="ce7">
            <text:p>15.054,12</text:p>
          </table:table-cell>
          <table:table-cell office:value-type="float" office:value="23204.29" table:style-name="ce7">
            <text:p>23.204,29</text:p>
          </table:table-cell>
          <table:table-cell table:number-columns-repeated="16364"/>
        </table:table-row>
        <table:table-row table:style-name="ro6">
          <table:table-cell office:value-type="float" office:value="43871" table:style-name="ce5">
            <text:p>43871</text:p>
          </table:table-cell>
          <table:table-cell office:value-type="string" table:style-name="ce6">
            <text:p><text:span text:style-name="T5">VANESSA DE MACEDO MUNI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EXEC MEDIDAS SOCIOEDUCATIVAS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324.25" table:style-name="ce7">
            <text:p>4.324,25</text:p>
          </table:table-cell>
          <table:table-cell office:value-type="float" office:value="17424.240000000002" table:style-name="ce7">
            <text:p>17.424,24</text:p>
          </table:table-cell>
          <table:table-cell office:value-type="float" office:value="26460.26" table:style-name="ce7">
            <text:p>26.460,26</text:p>
          </table:table-cell>
          <table:table-cell table:number-columns-repeated="16364"/>
        </table:table-row>
        <table:table-row table:style-name="ro6">
          <table:table-cell office:value-type="float" office:value="36701" table:style-name="ce5">
            <text:p>36701</text:p>
          </table:table-cell>
          <table:table-cell office:value-type="string" table:style-name="ce6">
            <text:p><text:span text:style-name="T5">VINICIUS MENANDRO EVANGELISTA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DEFESA DA PESSOA IDOS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6" table:style-name="ce7">
            <text:p>20.114,96</text:p>
          </table:table-cell>
          <table:table-cell office:value-type="float" office:value="53804.07" table:style-name="ce7">
            <text:p>53.804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5462.97" table:style-name="ce7">
            <text:p>5.462,97</text:p>
          </table:table-cell>
          <table:table-cell office:value-type="float" office:value="0" table:style-name="ce7">
            <text:p>0,00</text:p>
          </table:table-cell>
          <table:table-cell office:value-type="float" office:value="23695.14" table:style-name="ce7">
            <text:p>23.695,14</text:p>
          </table:table-cell>
          <table:table-cell office:value-type="float" office:value="33874.58" table:style-name="ce7">
            <text:p>33.874,58</text:p>
          </table:table-cell>
          <table:table-cell office:value-type="float" office:value="19929.490000000002" table:style-name="ce7">
            <text:p>19.929,49</text:p>
          </table:table-cell>
          <table:table-cell table:number-columns-repeated="16364"/>
        </table:table-row>
        <table:table-row table:style-name="ro6">
          <table:table-cell office:value-type="float" office:value="13411" table:style-name="ce5">
            <text:p>13411</text:p>
          </table:table-cell>
          <table:table-cell office:value-type="string" table:style-name="ce6">
            <text:p><text:span text:style-name="T5">WALDIRENE OLIVEIRA DA CRUZ LIMA CORDEIRO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2072" table:style-name="ce7">
            <text:p>2.072,00</text:p>
          </table:table-cell>
          <table:table-cell office:value-type="float" office:value="2630.84" table:style-name="ce7">
            <text:p>2.630,8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02.84" table:style-name="ce7">
            <text:p>4.702,84</text:p>
          </table:table-cell>
          <table:table-cell office:value-type="float" office:value="10097.16" table:style-name="ce7">
            <text:p>10.097,16</text:p>
          </table:table-cell>
          <table:table-cell table:number-columns-repeated="16364"/>
        </table:table-row>
        <table:table-row table:style-name="ro6">
          <table:table-cell office:value-type="float" office:value="43672" table:style-name="ce5">
            <text:p>43672</text:p>
          </table:table-cell>
          <table:table-cell office:value-type="string" table:style-name="ce6">
            <text:p><text:span text:style-name="T5">WALTER TEIXEIR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7016.54" table:style-name="ce7">
            <text:p>27.016,54</text:p>
          </table:table-cell>
          <table:table-cell table:number-columns-repeated="16364"/>
        </table:table-row>
        <table:table-row table:style-name="ro6">
          <table:table-cell office:value-type="float" office:value="43791" table:style-name="ce5">
            <text:p>43791</text:p>
          </table:table-cell>
          <table:table-cell office:value-type="string" table:style-name="ce6">
            <text:p><text:span text:style-name="T5">WASHINGTON NILTON MEDEIROS MOR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279.24" table:style-name="ce7">
            <text:p>8.279,24</text:p>
          </table:table-cell>
          <table:table-cell office:value-type="float" office:value="0" table:style-name="ce7">
            <text:p>0,00</text:p>
          </table:table-cell>
          <table:table-cell office:value-type="float" office:value="4216.82" table:style-name="ce7">
            <text:p>4.216,82</text:p>
          </table:table-cell>
          <table:table-cell office:value-type="float" office:value="17212.53" table:style-name="ce7">
            <text:p>17.212,53</text:p>
          </table:table-cell>
          <table:table-cell office:value-type="float" office:value="26671.97" table:style-name="ce7">
            <text:p>26.671,97</text:p>
          </table:table-cell>
          <table:table-cell table:number-columns-repeated="16364"/>
        </table:table-row>
        <table:table-row table:style-name="ro6">
          <table:table-cell office:value-type="float" office:value="43901" table:style-name="ce5">
            <text:p>43901</text:p>
          </table:table-cell>
          <table:table-cell office:value-type="string" table:style-name="ce6">
            <text:p><text:span text:style-name="T5">WENDY TAKAO HAM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26910.26" table:style-name="ce7">
            <text:p>26.910,26</text:p>
          </table:table-cell>
          <table:table-cell table:number-columns-repeated="16364"/>
        </table:table-row>
        <table:table-row table:style-name="ro7">
          <table:table-cell office:value-type="string" table:style-name="ce3">
            <text:p><text:span text:style-name="T4">Total Geral</text:span></text:p>
          </table:table-cell>
          <table:table-cell office:value-type="float" office:value="83" table:style-name="ce8">
            <text:p>83</text:p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float" office:value="2683736.52" table:formula="of:=SUM([.F7:.F89])" table:style-name="ce10">
            <text:p>2.683.736,52</text:p>
          </table:table-cell>
          <table:table-cell office:value-type="float" office:value="6849.6" table:formula="of:=SUM([.G7:.G89])" table:style-name="ce10">
            <text:p>6.849,60</text:p>
          </table:table-cell>
          <table:table-cell office:value-type="float" office:value="195917.28999999995" table:formula="of:=SUM([.H7:.H89])" table:style-name="ce10">
            <text:p>195.917,29</text:p>
          </table:table-cell>
          <table:table-cell office:value-type="float" office:value="106120.7" table:formula="of:=SUM([.I7:.I89])" table:style-name="ce10">
            <text:p>106.120,70</text:p>
          </table:table-cell>
          <table:table-cell office:value-type="float" office:value="12240.38" table:formula="of:=SUM([.J7:.J89])" table:style-name="ce10">
            <text:p>12.240,38</text:p>
          </table:table-cell>
          <table:table-cell office:value-type="float" office:value="76034.09" table:formula="of:=SUM([.K7:.K89])" table:style-name="ce10">
            <text:p>76.034,09</text:p>
          </table:table-cell>
          <table:table-cell office:value-type="float" office:value="258982.30999999997" table:formula="of:=SUM([.L7:.L89])" table:style-name="ce10">
            <text:p>258.982,31</text:p>
          </table:table-cell>
          <table:table-cell office:value-type="float" office:value="742027.60000000033" table:formula="of:=SUM([.M7:.M89])" table:style-name="ce10">
            <text:p>742.027,60</text:p>
          </table:table-cell>
          <table:table-cell office:value-type="float" office:value="4081908.4899999988" table:formula="of:=SUM([.N7:.N89])" table:style-name="ce10">
            <text:p>4.081.908,49</text:p>
          </table:table-cell>
          <table:table-cell office:value-type="float" office:value="417235.06999999948" table:formula="of:=SUM([.O7:.O89])" table:style-name="ce10">
            <text:p>417.235,07</text:p>
          </table:table-cell>
          <table:table-cell office:value-type="float" office:value="679868.39999999991" table:formula="of:=SUM([.P7:.P89])" table:style-name="ce10">
            <text:p>679.868,40</text:p>
          </table:table-cell>
          <table:table-cell office:value-type="float" office:value="31892.919999999995" table:formula="of:=SUM([.Q7:.Q89])" table:style-name="ce10">
            <text:p>31.892,92</text:p>
          </table:table-cell>
          <table:table-cell office:value-type="float" office:value="625148.64999999991" table:formula="of:=SUM([.R7:.R89])" table:style-name="ce10">
            <text:p>625.148,65</text:p>
          </table:table-cell>
          <table:table-cell office:value-type="float" office:value="1754145.04" table:formula="of:=SUM([.S7:.S89])" table:style-name="ce10">
            <text:p>1.754.145,04</text:p>
          </table:table-cell>
          <table:table-cell office:value-type="float" office:value="2327763.4499999997" table:formula="of:=SUM([.T7:.T89])" table:style-name="ce10">
            <text:p>2.327.763,45</text:p>
          </table:table-cell>
          <table:table-cell table:number-columns-repeated="16364"/>
        </table:table-row>
        <table:table-row table:style-name="ro8">
          <table:table-cell office:value-type="string" table:style-name="ce11">
            <text:p><text:span text:style-name="T3">Data da última atualização:</text:span></text:p>
          </table:table-cell>
          <table:table-cell office:value-type="string" table:number-columns-spanned="19" table:number-rows-spanned="1" table:style-name="ce19">
            <text:p><text:span text:style-name="T3">Maio de 2021</text:span></text:p>
          </table:table-cell>
          <table:covered-table-cell table:number-columns-repeated="18"/>
          <table:table-cell table:number-columns-repeated="16364"/>
        </table:table-row>
        <table:table-row table:style-name="ro9">
          <table:table-cell office:value-type="string" table:number-columns-spanned="20" table:number-rows-spanned="1" table:style-name="ce21">
            <text:p><text:span text:style-name="T6">(1) Remuneração do cargo efetivo - Vencimento, GAMPU, V.P.I, Adicionais de Qualificação, G.A.E e G.A.S, além de outras desta natureza.</text:span></text:p>
            <text:p><text:span text:style-name="T6">(2) V.P.N.I., Adicional por tempo de serviço, quintos, décimos e vantagens decorrentes de sentença judicial ou extensão administrativa.</text:span></text:p>
            <text:p><text:span text:style-name="T6">(3) Rubricas que representam a retribuição paga pelo exercício de função (servidor efetivo) ou remuneração de cargo em comissão (servidor sem vínculo ou requisitado).</text:span></text:p>
            <text:p><text:span text:style-name="T6">(4) Parcelas da Gratificação Natalina (13º) pagas no mês corrente, ou no caso de vacância ou exoneração do servidor.</text:span></text:p>
            <text:p><text:span text:style-name="T6">(5) Adicional correspondente a 1/3 (um terço) da remuneração, pago ao servidor por ocasião das férias.</text:span></text:p>
            <text:p><text:span text:style-name="T6">(6)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text:p><text:span text:style-name="T6">(7) Valor total (somatório) das remunerações temporárias ou eventuais discriminadas na Tabela III.</text:span></text:p>
            <text:p><text:span text:style-name="T6">(8) Valor total (somatório) das verbas indenizatórias discriminadas na Tabela III.</text:span></text:p>
            <text:p><text:span text:style-name="T6">(9) Total dos rendimentos brutos pagos no mês.</text:span></text:p>
            <text:p><text:span text:style-name="T6">(10) Contribuição Previdenciária Oficial (Plano de Seguridade Social do Servidor Público e Regime Geral de Previdência Social).</text:span></text:p>
            <text:p><text:span text:style-name="T6">(11) Imposto de Renda Retido na Fonte.</text:span></text:p>
            <text:p><text:span text:style-name="T6">(12) Valor deduzido da remuneração básica bruta, quando esta ultrapassa o teto constitucional, nos termos da legislação correspondente.</text:span></text:p>
            <text:p><text:span text:style-name="T6">(13) Total dos descontos efetuados no mês.</text:span></text:p>
            <text:p><text:span text:style-name="T6">(14) Rendimento líquido após os descontos referidos nos itens anteriores.</text:span></text:p>
          </table:table-cell>
          <table:covered-table-cell table:number-columns-repeated="19"/>
          <table:table-cell table:number-columns-repeated="16364"/>
        </table:table-row>
        <table:table-row table:number-rows-repeated="1048484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0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_32_2" style:display-name="Vírgula 2" style:family="table-cell" style:data-style-name="N35"/>
  </office:styles>
  <office:automatic-styles>
    <style:page-layout style:name="pm1">
      <style:page-layout-properties fo:margin-top="0in" fo:margin-bottom="0in" fo:margin-left="0.416666666666667in" fo:margin-right="0.41666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416666666666667in" fo:margin-bottom="0in"/>
      </style:header-style>
      <style:footer-style>
        <style:header-footer-properties fo:min-height="0.277777777777778in" fo:margin-left="0.416666666666667in" fo:margin-right="0.41666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/>
    <dc:creator/>
    <meta:creation-date>2022-01-20T17:08:42Z</meta:creation-date>
    <dc:date>2022-01-20T17:08:42Z</dc:date>
  </office:meta>
</office:document-meta>
</file>